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9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8" style:family="table-cell" style:parent-style-name="Default" style:data-style-name="N51">
      <style:table-cell-properties style:vertical-align="automatic"/>
    </style:style>
    <style:style style:name="ce29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0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/>
    </style:style>
    <style:style style:name="ce42" style:family="table-cell" style:parent-style-name="Default" style:data-style-name="N52">
      <style:table-cell-properties style:vertical-align="middle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55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Default" style:data-style-name="N52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Default" style:data-style-name="N55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6" style:family="table-cell" style:parent-style-name="Default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52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Default" style:data-style-name="N55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5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7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2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8" style:family="table-cell" style:parent-style-name="Default" style:data-style-name="N57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0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1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2" style:family="table-cell" style:parent-style-name="_21315__20998__20301_" style:data-style-name="N57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54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05" style:family="table-cell" style:parent-style-name="_21315__20998__20301__91_0_93__96-09" style:data-style-name="N5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6" style:family="table-cell" style:parent-style-name="_21315__20998__20301_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54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_21315__20998__20301_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_21315__20998__20301__91_0_93__96-09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14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8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21" style:family="table-cell" style:parent-style-name="Default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56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_21315__20998__20301_" style:data-style-name="N53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1" style:family="table-cell" style:parent-style-name="_21315__20998__20301_" style:data-style-name="N5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" style:data-style-name="N5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4" style:family="table-cell" style:parent-style-name="_21315__20998__20301_" style:data-style-name="N56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8.6pt" style:use-optimal-row-height="false" fo:break-before="auto"/>
    </style:style>
    <style:style style:name="ro10" style:family="table-row">
      <style:table-row-properties style:row-height="18.45pt" style:use-optimal-row-height="false" fo:break-before="auto"/>
    </style:style>
    <style:style style:name="ro11" style:family="table-row">
      <style:table-row-properties style:row-height="17.4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37.8pt" style:use-optimal-row-height="false" fo:break-before="auto"/>
    </style:style>
    <style:style style:name="ro15" style:family="table-row">
      <style:table-row-properties style:row-height="33pt" style:use-optimal-row-height="false" fo:break-before="auto"/>
    </style:style>
    <style:style style:name="ro16" style:family="table-row">
      <style:table-row-properties style:row-height="16.95pt" style:use-optimal-row-height="false" fo:break-before="auto"/>
    </style:style>
    <style:style style:name="ro17" style:family="table-row">
      <style:table-row-properties style:row-height="16.2pt" style:use-optimal-row-height="true" fo:break-before="auto"/>
    </style:style>
    <style:style style:name="ro18" style:family="table-row">
      <style:table-row-properties style:row-height="23.1pt" style:use-optimal-row-height="false" fo:break-before="auto"/>
    </style:style>
    <style:style style:name="ro19" style:family="table-row">
      <style:table-row-properties style:row-height="21.45pt" style:use-optimal-row-height="false" fo:break-before="auto"/>
    </style:style>
    <style:style style:name="ro20" style:family="table-row">
      <style:table-row-properties style:row-height="22.0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25.95pt" style:use-optimal-row-height="false" fo:break-before="auto"/>
    </style:style>
    <style:style style:name="ro24" style:family="table-row">
      <style:table-row-properties style:row-height="18pt" style:use-optimal-row-height="false" fo:break-before="auto"/>
    </style:style>
    <style:style style:name="ro25" style:family="table-row">
      <style:table-row-properties style:row-height="20.1pt" style:use-optimal-row-height="false" fo:break-before="auto"/>
    </style:style>
    <style:style style:name="ro26" style:family="table-row">
      <style:table-row-properties style:row-height="3pt" style:use-optimal-row-height="false" fo:break-before="auto"/>
    </style:style>
    <style:style style:name="ro27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94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91"/>
          <table:table-cell table:number-columns-repeated="9" table:style-name="ce90"/>
          <table:table-cell office:value-type="string" table:style-name="ce89">
            <text:p><text:s text:c="10"/>單位：平方公里；個；戶；人</text:p>
          </table:table-cell>
          <table:table-cell table:style-name="ce88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2">
            <text:p><text:s/>年<text:span text:style-name="T1"><text:s/>月 底 別</text:span></text:p>
          </table:table-cell>
          <table:table-cell office:value-type="string" table:style-name="ce86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5">
            <text:p>鄉鎮</text:p>
          </table:table-cell>
          <table:table-cell office:value-type="string" table:number-columns-spanned="1" table:number-rows-spanned="2" table:style-name="ce143">
            <text:p>村里數</text:p>
          </table:table-cell>
          <table:table-cell office:value-type="string" table:number-columns-spanned="1" table:number-rows-spanned="2" table:style-name="ce143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3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3">
            <text:p>人　　口　　數</text:p>
          </table:table-cell>
          <table:covered-table-cell table:number-columns-repeated="2"/>
          <table:table-cell office:value-type="string" table:style-name="ce81">
            <text:p>性別比例<text:span text:style-name="T3"><text:s/>(<text:s/></text:span><text:span text:style-name="T1">每百</text:span></text:p>
          </table:table-cell>
          <table:table-cell office:value-type="string" table:style-name="ce80">
            <text:p>人口密度 ( 每平</text:p>
          </table:table-cell>
          <table:table-cell office:value-type="string" table:style-name="ce80">
            <text:p>戶<text:span text:style-name="T1"><text:s/>量 ( 每戶</text:span>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78">
            <text:p>( 平方公里 )</text:p>
          </table:table-cell>
          <table:table-cell office:value-type="string" table:style-name="ce77">
            <text:p>市區數</text:p>
          </table:table-cell>
          <table:covered-table-cell/>
          <table:covered-table-cell/>
          <table:covered-table-cell/>
          <table:table-cell office:value-type="string" table:style-name="ce75">
            <text:p>總<text:span text:style-name="T3"><text:s text:c="3"/></text:span><text:span text:style-name="T1">計</text:span></text:p>
          </table:table-cell>
          <table:table-cell office:value-type="string" table:style-name="ce75">
            <text:p>男</text:p>
          </table:table-cell>
          <table:table-cell office:value-type="string" table:style-name="ce74">
            <text:p>女</text:p>
          </table:table-cell>
          <table:table-cell office:value-type="string" table:style-name="ce73">
            <text:p>女子所當男子數<text:span text:style-name="T3"><text:s/>)</text:span></text:p>
          </table:table-cell>
          <table:table-cell office:value-type="string" table:style-name="ce72">
            <text:p>方公里人口數 )</text:p>
          </table:table-cell>
          <table:table-cell office:value-type="string" table:style-name="ce72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66">
            <text:p>87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4">
            <text:p><text:s text:c="3"/>369</text:p>
          </table:table-cell>
          <table:table-cell office:value-type="float" office:value="7755" table:style-name="ce64">
            <text:p><text:s text:c="3"/>7,755</text:p>
          </table:table-cell>
          <table:table-cell office:value-type="float" office:value="143104" table:style-name="ce64">
            <text:p><text:s text:c="3"/>143,104</text:p>
          </table:table-cell>
          <table:table-cell office:value-type="float" office:value="6369768" table:style-name="ce52">
            <text:p><text:s text:c="3"/>6,369,768</text:p>
          </table:table-cell>
          <table:table-cell office:value-type="float" office:value="21928591" table:style-name="ce52">
            <text:p><text:s text:c="3"/>21,928,591</text:p>
          </table:table-cell>
          <table:table-cell office:value-type="float" office:value="11243408" table:style-name="ce64">
            <text:p><text:s text:c="3"/>11,243,408</text:p>
          </table:table-cell>
          <table:table-cell office:value-type="float" office:value="10685183" table:style-name="ce71">
            <text:p><text:s text:c="3"/>10,685,183</text:p>
          </table:table-cell>
          <table:table-cell office:value-type="float" office:value="105.22" table:style-name="ce61">
            <text:p><text:s text:c="3"/>105.22</text:p>
          </table:table-cell>
          <table:table-cell office:value-type="float" office:value="605.96" table:style-name="ce61">
            <text:p><text:s text:c="3"/>605.96</text:p>
          </table:table-cell>
          <table:table-cell office:value-type="float" office:value="3.44" table:style-name="ce60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66">
            <text:p>88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9">
            <text:p><text:s text:c="3"/>369</text:p>
          </table:table-cell>
          <table:table-cell office:value-type="float" office:value="7755" table:style-name="ce69">
            <text:p><text:s text:c="3"/>7,755</text:p>
          </table:table-cell>
          <table:table-cell office:value-type="float" office:value="143471" table:style-name="ce69">
            <text:p><text:s text:c="3"/>143,471</text:p>
          </table:table-cell>
          <table:table-cell office:value-type="float" office:value="6532466" table:style-name="ce70">
            <text:p><text:s text:c="3"/>6,532,466</text:p>
          </table:table-cell>
          <table:table-cell office:value-type="float" office:value="22092387" table:style-name="ce52">
            <text:p><text:s text:c="3"/>22,092,387</text:p>
          </table:table-cell>
          <table:table-cell office:value-type="float" office:value="11312728" table:style-name="ce68">
            <text:p><text:s text:c="3"/>11,312,728</text:p>
          </table:table-cell>
          <table:table-cell office:value-type="float" office:value="10779659" table:style-name="ce67">
            <text:p><text:s text:c="3"/>10,779,659</text:p>
          </table:table-cell>
          <table:table-cell office:value-type="float" office:value="104.95" table:style-name="ce61">
            <text:p><text:s text:c="3"/>104.95</text:p>
          </table:table-cell>
          <table:table-cell office:value-type="float" office:value="610.49" table:style-name="ce61">
            <text:p><text:s text:c="3"/>610.49</text:p>
          </table:table-cell>
          <table:table-cell office:value-type="float" office:value="3.38" table:style-name="ce60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66">
            <text:p>89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9">
            <text:p><text:s text:c="3"/>369</text:p>
          </table:table-cell>
          <table:table-cell office:value-type="float" office:value="7756" table:style-name="ce69">
            <text:p><text:s text:c="3"/>7,756</text:p>
          </table:table-cell>
          <table:table-cell office:value-type="float" office:value="144112" table:style-name="ce69">
            <text:p><text:s text:c="3"/>144,112</text:p>
          </table:table-cell>
          <table:table-cell office:value-type="float" office:value="6681685" table:style-name="ce67">
            <text:p><text:s text:c="3"/>6,681,685</text:p>
          </table:table-cell>
          <table:table-cell office:value-type="float" office:value="22276672" table:style-name="ce52">
            <text:p><text:s text:c="3"/>22,276,672</text:p>
          </table:table-cell>
          <table:table-cell office:value-type="float" office:value="11392050" table:style-name="ce68">
            <text:p><text:s text:c="3"/>11,392,050</text:p>
          </table:table-cell>
          <table:table-cell office:value-type="float" office:value="10884622" table:style-name="ce67">
            <text:p><text:s text:c="3"/>10,884,622</text:p>
          </table:table-cell>
          <table:table-cell office:value-type="float" office:value="104.66" table:style-name="ce61">
            <text:p><text:s text:c="3"/>104.66</text:p>
          </table:table-cell>
          <table:table-cell office:value-type="float" office:value="615.58000000000004" table:style-name="ce61">
            <text:p><text:s text:c="3"/>615.58</text:p>
          </table:table-cell>
          <table:table-cell office:value-type="float" office:value="3.33" table:style-name="ce60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66">
            <text:p>90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4">
            <text:p><text:s text:c="3"/>369</text:p>
          </table:table-cell>
          <table:table-cell office:value-type="float" office:value="7775" table:style-name="ce63">
            <text:p><text:s text:c="3"/>7,775</text:p>
          </table:table-cell>
          <table:table-cell office:value-type="float" office:value="145196" table:style-name="ce62">
            <text:p><text:s text:c="3"/>145,196</text:p>
          </table:table-cell>
          <table:table-cell office:value-type="float" office:value="6802281" table:style-name="ce64">
            <text:p><text:s text:c="3"/>6,802,281</text:p>
          </table:table-cell>
          <table:table-cell office:value-type="float" office:value="22405568" table:style-name="ce52">
            <text:p><text:s text:c="3"/>22,405,568</text:p>
          </table:table-cell>
          <table:table-cell office:value-type="float" office:value="11441651" table:style-name="ce63">
            <text:p><text:s text:c="3"/>11,441,651</text:p>
          </table:table-cell>
          <table:table-cell office:value-type="float" office:value="10963917" table:style-name="ce62">
            <text:p><text:s text:c="3"/>10,963,917</text:p>
          </table:table-cell>
          <table:table-cell office:value-type="float" office:value="104.36" table:style-name="ce61">
            <text:p><text:s text:c="3"/>104.36</text:p>
          </table:table-cell>
          <table:table-cell office:value-type="float" office:value="619.14" table:style-name="ce61">
            <text:p><text:s text:c="3"/>619.14</text:p>
          </table:table-cell>
          <table:table-cell office:value-type="float" office:value="3.29" table:style-name="ce60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66">
            <text:p>91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4">
            <text:p><text:s text:c="3"/>369</text:p>
          </table:table-cell>
          <table:table-cell office:value-type="float" office:value="7809" table:style-name="ce63">
            <text:p><text:s text:c="3"/>7,809</text:p>
          </table:table-cell>
          <table:table-cell office:value-type="float" office:value="146266" table:style-name="ce62">
            <text:p><text:s text:c="3"/>146,266</text:p>
          </table:table-cell>
          <table:table-cell office:value-type="float" office:value="6925019" table:style-name="ce64">
            <text:p><text:s text:c="3"/>6,925,019</text:p>
          </table:table-cell>
          <table:table-cell office:value-type="float" office:value="22520776" table:style-name="ce52">
            <text:p><text:s text:c="3"/>22,520,776</text:p>
          </table:table-cell>
          <table:table-cell office:value-type="float" office:value="11485409" table:style-name="ce63">
            <text:p><text:s text:c="3"/>11,485,409</text:p>
          </table:table-cell>
          <table:table-cell office:value-type="float" office:value="11035367" table:style-name="ce62">
            <text:p><text:s text:c="3"/>11,035,367</text:p>
          </table:table-cell>
          <table:table-cell office:value-type="float" office:value="104.08" table:style-name="ce61">
            <text:p><text:s text:c="3"/>104.08</text:p>
          </table:table-cell>
          <table:table-cell office:value-type="float" office:value="622.33000000000004" table:style-name="ce61">
            <text:p><text:s text:c="3"/>622.33</text:p>
          </table:table-cell>
          <table:table-cell office:value-type="float" office:value="3.25" table:style-name="ce60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0">
            <text:p>92 年</text:p>
          </table:table-cell>
          <table:table-cell office:value-type="float" office:value="36188.035400000001" table:style-name="ce48">
            <text:p><text:s text:c="3"/>36,188.0354</text:p>
          </table:table-cell>
          <table:table-cell office:value-type="float" office:value="369" table:style-name="ce47">
            <text:p><text:s text:c="3"/>369</text:p>
          </table:table-cell>
          <table:table-cell office:value-type="float" office:value="7809" table:style-name="ce47">
            <text:p><text:s text:c="3"/>7,809</text:p>
          </table:table-cell>
          <table:table-cell office:value-type="float" office:value="145971" table:style-name="ce47">
            <text:p><text:s text:c="3"/>145,971</text:p>
          </table:table-cell>
          <table:table-cell office:value-type="float" office:value="7047168" table:style-name="ce47">
            <text:p><text:s text:c="3"/>7,047,168</text:p>
          </table:table-cell>
          <table:table-cell office:value-type="float" office:value="22604550" table:style-name="ce47">
            <text:p><text:s text:c="3"/>22,604,550</text:p>
          </table:table-cell>
          <table:table-cell office:value-type="float" office:value="11515062" table:style-name="ce45">
            <text:p><text:s text:c="3"/>11,515,062</text:p>
          </table:table-cell>
          <table:table-cell office:value-type="float" office:value="11089488" table:style-name="ce45">
            <text:p><text:s text:c="3"/>11,089,488</text:p>
          </table:table-cell>
          <table:table-cell office:value-type="float" office:value="103.84" table:style-name="ce57">
            <text:p><text:s text:c="3"/>103.84</text:p>
          </table:table-cell>
          <table:table-cell office:value-type="float" office:value="624.64" table:style-name="ce57">
            <text:p><text:s text:c="3"/>624.64</text:p>
          </table:table-cell>
          <table:table-cell office:value-type="float" office:value="3.21" table:style-name="ce43">
            <text:p><text:s text:c="3"/>3.21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3 年</text:p>
          </table:table-cell>
          <table:table-cell office:value-type="float" office:value="36188.035400000001" table:style-name="ce48">
            <text:p><text:s text:c="3"/>36,188.0354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10" table:style-name="ce59">
            <text:p><text:s text:c="3"/>7,810</text:p>
          </table:table-cell>
          <table:table-cell office:value-type="float" office:value="146225" table:style-name="ce59">
            <text:p><text:s text:c="3"/>146,225</text:p>
          </table:table-cell>
          <table:table-cell office:value-type="float" office:value="7179943" table:style-name="ce46">
            <text:p><text:s text:c="3"/>7,179,943</text:p>
          </table:table-cell>
          <table:table-cell office:value-type="float" office:value="22689122" table:style-name="ce46">
            <text:p><text:s text:c="3"/>22,689,122</text:p>
          </table:table-cell>
          <table:table-cell office:value-type="float" office:value="11541585" table:style-name="ce59">
            <text:p><text:s text:c="3"/>11,541,585</text:p>
          </table:table-cell>
          <table:table-cell office:value-type="float" office:value="11147537" table:style-name="ce59">
            <text:p><text:s text:c="3"/>11,147,537</text:p>
          </table:table-cell>
          <table:table-cell office:value-type="float" office:value="103.53" table:style-name="ce57">
            <text:p><text:s text:c="3"/>103.53</text:p>
          </table:table-cell>
          <table:table-cell office:value-type="float" office:value="626.98" table:style-name="ce57">
            <text:p><text:s text:c="3"/>626.98</text:p>
          </table:table-cell>
          <table:table-cell office:value-type="float" office:value="3.16" table:style-name="ce58">
            <text:p><text:s text:c="3"/>3.1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4 年</text:p>
          </table:table-cell>
          <table:table-cell office:value-type="float" office:value="36188.035400000001" table:style-name="ce48">
            <text:p><text:s text:c="3"/>36,188.0354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33" table:style-name="ce45">
            <text:p><text:s text:c="3"/>7,833</text:p>
          </table:table-cell>
          <table:table-cell office:value-type="float" office:value="146967" table:style-name="ce45">
            <text:p><text:s text:c="3"/>146,967</text:p>
          </table:table-cell>
          <table:table-cell office:value-type="float" office:value="7292879" table:style-name="ce47">
            <text:p><text:s text:c="3"/>7,292,879</text:p>
          </table:table-cell>
          <table:table-cell office:value-type="float" office:value="22770383" table:style-name="ce46">
            <text:p><text:s text:c="3"/>22,770,383</text:p>
          </table:table-cell>
          <table:table-cell office:value-type="float" office:value="11562440" table:style-name="ce45">
            <text:p><text:s text:c="3"/>11,562,440</text:p>
          </table:table-cell>
          <table:table-cell office:value-type="float" office:value="11207943" table:style-name="ce45">
            <text:p><text:s text:c="3"/>11,207,943</text:p>
          </table:table-cell>
          <table:table-cell office:value-type="float" office:value="103.16" table:style-name="ce57">
            <text:p><text:s text:c="3"/>103.16</text:p>
          </table:table-cell>
          <table:table-cell office:value-type="float" office:value="629.22" table:style-name="ce57">
            <text:p><text:s text:c="3"/>629.22</text:p>
          </table:table-cell>
          <table:table-cell office:value-type="float" office:value="3.12" table:style-name="ce58">
            <text:p><text:s text:c="3"/>3.12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5 年</text:p>
          </table:table-cell>
          <table:table-cell office:value-type="float" office:value="36188.035400000001" table:style-name="ce48">
            <text:p><text:s text:c="3"/>36,188.0354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28" table:style-name="ce45">
            <text:p><text:s text:c="3"/>7,828</text:p>
          </table:table-cell>
          <table:table-cell office:value-type="float" office:value="147134" table:style-name="ce45">
            <text:p><text:s text:c="3"/>147,134</text:p>
          </table:table-cell>
          <table:table-cell office:value-type="float" office:value="7394758" table:style-name="ce47">
            <text:p><text:s text:c="3"/>7,394,758</text:p>
          </table:table-cell>
          <table:table-cell office:value-type="float" office:value="22876527" table:style-name="ce46">
            <text:p><text:s text:c="3"/>22,876,527</text:p>
          </table:table-cell>
          <table:table-cell office:value-type="float" office:value="11591707" table:style-name="ce45">
            <text:p><text:s text:c="3"/>11,591,707</text:p>
          </table:table-cell>
          <table:table-cell office:value-type="float" office:value="11284820" table:style-name="ce45">
            <text:p><text:s text:c="3"/>11,284,820</text:p>
          </table:table-cell>
          <table:table-cell office:value-type="float" office:value="102.72" table:style-name="ce57">
            <text:p><text:s text:c="3"/>102.72</text:p>
          </table:table-cell>
          <table:table-cell office:value-type="float" office:value="632.16" table:style-name="ce57">
            <text:p><text:s text:c="3"/>632.16</text:p>
          </table:table-cell>
          <table:table-cell office:value-type="float" office:value="3.09" table:style-name="ce43">
            <text:p><text:s text:c="3"/>3.09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6 年</text:p>
          </table:table-cell>
          <table:table-cell office:value-type="float" office:value="36189.505000000012" table:style-name="ce48">
            <text:p><text:s text:c="3"/>36,189.5050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26" table:style-name="ce45">
            <text:p><text:s text:c="3"/>7,826</text:p>
          </table:table-cell>
          <table:table-cell office:value-type="float" office:value="147342" table:style-name="ce45">
            <text:p><text:s text:c="3"/>147,342</text:p>
          </table:table-cell>
          <table:table-cell office:value-type="float" office:value="7512449" table:style-name="ce47">
            <text:p><text:s text:c="3"/>7,512,449</text:p>
          </table:table-cell>
          <table:table-cell office:value-type="float" office:value="22958360" table:style-name="ce46">
            <text:p><text:s text:c="3"/>22,958,360</text:p>
          </table:table-cell>
          <table:table-cell office:value-type="float" office:value="11608767" table:style-name="ce45">
            <text:p><text:s text:c="3"/>11,608,767</text:p>
          </table:table-cell>
          <table:table-cell office:value-type="float" office:value="11349593" table:style-name="ce45">
            <text:p><text:s text:c="3"/>11,349,593</text:p>
          </table:table-cell>
          <table:table-cell office:value-type="float" office:value="102.28" table:style-name="ce57">
            <text:p><text:s text:c="3"/>102.28</text:p>
          </table:table-cell>
          <table:table-cell office:value-type="float" office:value="634.39" table:style-name="ce57">
            <text:p><text:s text:c="3"/>634.39</text:p>
          </table:table-cell>
          <table:table-cell office:value-type="float" office:value="3.06" table:style-name="ce43">
            <text:p><text:s text:c="3"/>3.0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7 年</text:p>
          </table:table-cell>
          <table:table-cell office:value-type="float" office:value="36189.505000000012" table:style-name="ce48">
            <text:p><text:s text:c="3"/>36,189.5050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27" table:style-name="ce45">
            <text:p><text:s text:c="3"/>7,827</text:p>
          </table:table-cell>
          <table:table-cell office:value-type="float" office:value="147591" table:style-name="ce45">
            <text:p><text:s text:c="3"/>147,591</text:p>
          </table:table-cell>
          <table:table-cell office:value-type="float" office:value="7655772" table:style-name="ce47">
            <text:p><text:s text:c="3"/>7,655,772</text:p>
          </table:table-cell>
          <table:table-cell office:value-type="float" office:value="23037031" table:style-name="ce46">
            <text:p><text:s text:c="3"/>23,037,031</text:p>
          </table:table-cell>
          <table:table-cell office:value-type="float" office:value="11626351" table:style-name="ce45">
            <text:p><text:s text:c="3"/>11,626,351</text:p>
          </table:table-cell>
          <table:table-cell office:value-type="float" office:value="11410680" table:style-name="ce45">
            <text:p><text:s text:c="3"/>11,410,680</text:p>
          </table:table-cell>
          <table:table-cell office:value-type="float" office:value="101.89" table:style-name="ce57">
            <text:p><text:s text:c="3"/>101.89</text:p>
          </table:table-cell>
          <table:table-cell office:value-type="float" office:value="636.57000000000005" table:style-name="ce57">
            <text:p><text:s text:c="3"/>636.57</text:p>
          </table:table-cell>
          <table:table-cell office:value-type="float" office:value="3.01" table:style-name="ce43">
            <text:p><text:s text:c="3"/>3.01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8 年</text:p>
          </table:table-cell>
          <table:table-cell office:value-type="float" office:value="36191.466699999997" table:style-name="ce48">
            <text:p><text:s text:c="3"/>36,191.4667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34" table:style-name="ce45">
            <text:p><text:s text:c="3"/>7,834</text:p>
          </table:table-cell>
          <table:table-cell office:value-type="float" office:value="147863" table:style-name="ce45">
            <text:p><text:s text:c="3"/>147,863</text:p>
          </table:table-cell>
          <table:table-cell office:value-type="float" office:value="7805834" table:style-name="ce47">
            <text:p><text:s text:c="3"/>7,805,834</text:p>
          </table:table-cell>
          <table:table-cell office:value-type="float" office:value="23119772" table:style-name="ce46">
            <text:p><text:s text:c="3"/>23,119,772</text:p>
          </table:table-cell>
          <table:table-cell office:value-type="float" office:value="11636734" table:style-name="ce45">
            <text:p><text:s text:c="3"/>11,636,734</text:p>
          </table:table-cell>
          <table:table-cell office:value-type="float" office:value="11483038" table:style-name="ce45">
            <text:p><text:s text:c="3"/>11,483,038</text:p>
          </table:table-cell>
          <table:table-cell office:value-type="float" office:value="101.34" table:style-name="ce57">
            <text:p><text:s text:c="3"/>101.34</text:p>
          </table:table-cell>
          <table:table-cell office:value-type="float" office:value="638.82000000000005" table:style-name="ce57">
            <text:p><text:s text:c="3"/>638.82</text:p>
          </table:table-cell>
          <table:table-cell office:value-type="float" office:value="2.96" table:style-name="ce43">
            <text:p><text:s text:c="3"/>2.9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9 年</text:p>
          </table:table-cell>
          <table:table-cell office:value-type="float" office:value="36191.466700000012" table:style-name="ce48">
            <text:p><text:s text:c="3"/>36,191.4667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35" table:style-name="ce45">
            <text:p><text:s text:c="3"/>7,835</text:p>
          </table:table-cell>
          <table:table-cell office:value-type="float" office:value="147877" table:style-name="ce45">
            <text:p><text:s text:c="3"/>147,877</text:p>
          </table:table-cell>
          <table:table-cell office:value-type="float" office:value="7937024" table:style-name="ce47">
            <text:p><text:s text:c="3"/>7,937,024</text:p>
          </table:table-cell>
          <table:table-cell office:value-type="float" office:value="23162123" table:style-name="ce46">
            <text:p><text:s text:c="3"/>23,162,123</text:p>
          </table:table-cell>
          <table:table-cell office:value-type="float" office:value="11635225" table:style-name="ce45">
            <text:p><text:s text:c="3"/>11,635,225</text:p>
          </table:table-cell>
          <table:table-cell office:value-type="float" office:value="11526898" table:style-name="ce45">
            <text:p><text:s text:c="3"/>11,526,898</text:p>
          </table:table-cell>
          <table:table-cell office:value-type="float" office:value="100.94" table:style-name="ce57">
            <text:p><text:s text:c="3"/>100.94</text:p>
          </table:table-cell>
          <table:table-cell office:value-type="float" office:value="639.99" table:style-name="ce57">
            <text:p><text:s text:c="3"/>639.99</text:p>
          </table:table-cell>
          <table:table-cell office:value-type="float" office:value="2.92" table:style-name="ce43">
            <text:p><text:s text:c="3"/>2.92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55">
            <text:p>100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5" table:style-name="ce51">
            <text:p><text:s text:c="3"/>7,835</text:p>
          </table:table-cell>
          <table:table-cell office:value-type="float" office:value="147828" table:style-name="ce51">
            <text:p><text:s text:c="3"/>147,828</text:p>
          </table:table-cell>
          <table:table-cell office:value-type="float" office:value="8057761" table:style-name="ce53">
            <text:p><text:s text:c="3"/>8,057,761</text:p>
          </table:table-cell>
          <table:table-cell office:value-type="float" office:value="23224912" table:style-name="ce52">
            <text:p><text:s text:c="3"/>23,224,912</text:p>
          </table:table-cell>
          <table:table-cell office:value-type="float" office:value="11645674" table:style-name="ce51">
            <text:p><text:s text:c="3"/>11,645,674</text:p>
          </table:table-cell>
          <table:table-cell office:value-type="float" office:value="11579238" table:style-name="ce51">
            <text:p><text:s text:c="3"/>11,579,238</text:p>
          </table:table-cell>
          <table:table-cell office:value-type="float" office:value="100.57" table:style-name="ce56">
            <text:p><text:s text:c="3"/>100.57</text:p>
          </table:table-cell>
          <table:table-cell office:value-type="float" office:value="641.70000000000005" table:style-name="ce56">
            <text:p><text:s text:c="3"/>641.70</text:p>
          </table:table-cell>
          <table:table-cell office:value-type="float" office:value="2.88" table:style-name="ce49">
            <text:p><text:s text:c="3"/>2.88</text:p>
          </table:table-cell>
          <table:table-cell table:number-columns-repeated="16372" table:style-name="ce41"/>
        </table:table-row>
        <table:table-row table:style-name="ro5">
          <table:table-cell office:value-type="string" table:style-name="ce55">
            <text:p>101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5" table:style-name="ce51">
            <text:p><text:s text:c="3"/>7,835</text:p>
          </table:table-cell>
          <table:table-cell office:value-type="float" office:value="148358" table:style-name="ce51">
            <text:p><text:s text:c="3"/>148,358</text:p>
          </table:table-cell>
          <table:table-cell office:value-type="float" office:value="8186432" table:style-name="ce53">
            <text:p><text:s text:c="3"/>8,186,432</text:p>
          </table:table-cell>
          <table:table-cell office:value-type="float" office:value="23315822" table:style-name="ce52">
            <text:p><text:s text:c="3"/>23,315,822</text:p>
          </table:table-cell>
          <table:table-cell office:value-type="float" office:value="11673319" table:style-name="ce51">
            <text:p><text:s text:c="3"/>11,673,319</text:p>
          </table:table-cell>
          <table:table-cell office:value-type="float" office:value="11642503" table:style-name="ce51">
            <text:p><text:s text:c="3"/>11,642,503</text:p>
          </table:table-cell>
          <table:table-cell office:value-type="float" office:value="100.26" table:style-name="ce50">
            <text:p><text:s text:c="3"/>100.26</text:p>
          </table:table-cell>
          <table:table-cell office:value-type="float" office:value="644.21" table:style-name="ce50">
            <text:p><text:s text:c="3"/>644.21</text:p>
          </table:table-cell>
          <table:table-cell office:value-type="float" office:value="2.85" table:style-name="ce49">
            <text:p><text:s text:c="3"/>2.85</text:p>
          </table:table-cell>
          <table:table-cell table:style-name="ce28"/>
          <table:table-cell table:number-columns-repeated="16371" table:style-name="ce41"/>
        </table:table-row>
        <table:table-row table:style-name="ro6">
          <table:table-cell office:value-type="string" table:style-name="ce55">
            <text:p>102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9" table:style-name="ce51">
            <text:p><text:s text:c="3"/>7,839</text:p>
          </table:table-cell>
          <table:table-cell office:value-type="float" office:value="148587" table:style-name="ce51">
            <text:p><text:s text:c="3"/>148,587</text:p>
          </table:table-cell>
          <table:table-cell office:value-type="float" office:value="8286260" table:style-name="ce53">
            <text:p><text:s text:c="3"/>8,286,260</text:p>
          </table:table-cell>
          <table:table-cell office:value-type="float" office:value="23373517" table:style-name="ce52">
            <text:p><text:s text:c="3"/>23,373,517</text:p>
          </table:table-cell>
          <table:table-cell office:value-type="float" office:value="11684674" table:style-name="ce51">
            <text:p><text:s text:c="3"/>11,684,674</text:p>
          </table:table-cell>
          <table:table-cell office:value-type="float" office:value="11688843" table:style-name="ce51">
            <text:p><text:s text:c="3"/>11,688,843</text:p>
          </table:table-cell>
          <table:table-cell office:value-type="float" office:value="99.96" table:style-name="ce50">
            <text:p><text:s text:c="3"/>99.96</text:p>
          </table:table-cell>
          <table:table-cell office:value-type="float" office:value="645.80999999999995" table:style-name="ce50">
            <text:p><text:s text:c="3"/>645.81</text:p>
          </table:table-cell>
          <table:table-cell office:value-type="float" office:value="2.82" table:style-name="ce49">
            <text:p><text:s text:c="3"/>2.82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7">
          <table:table-cell office:value-type="string" table:style-name="ce55">
            <text:p>103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51" table:style-name="ce51">
            <text:p><text:s text:c="3"/>7,851</text:p>
          </table:table-cell>
          <table:table-cell office:value-type="float" office:value="147785" table:style-name="ce51">
            <text:p><text:s text:c="3"/>147,785</text:p>
          </table:table-cell>
          <table:table-cell office:value-type="float" office:value="8382699" table:style-name="ce53">
            <text:p><text:s text:c="3"/>8,382,699</text:p>
          </table:table-cell>
          <table:table-cell office:value-type="float" office:value="23433753" table:style-name="ce52">
            <text:p><text:s text:c="3"/>23,433,753</text:p>
          </table:table-cell>
          <table:table-cell office:value-type="float" office:value="11697971" table:style-name="ce51">
            <text:p><text:s text:c="3"/>11,697,971</text:p>
          </table:table-cell>
          <table:table-cell office:value-type="float" office:value="11735782" table:style-name="ce51">
            <text:p><text:s text:c="3"/>11,735,782</text:p>
          </table:table-cell>
          <table:table-cell office:value-type="float" office:value="99.68" table:style-name="ce50">
            <text:p><text:s text:c="3"/>99.68</text:p>
          </table:table-cell>
          <table:table-cell office:value-type="float" office:value="647.47" table:style-name="ce50">
            <text:p><text:s text:c="3"/>647.47</text:p>
          </table:table-cell>
          <table:table-cell office:value-type="float" office:value="2.8" table:style-name="ce49">
            <text:p><text:s text:c="3"/>2.80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8">
          <table:table-cell office:value-type="string" table:style-name="ce40">
            <text:p>104 年</text:p>
          </table:table-cell>
          <table:table-cell office:value-type="float" office:value="36197.066899999998" table:style-name="ce48">
            <text:p><text:s text:c="3"/>36,197.0669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51" table:style-name="ce45">
            <text:p><text:s text:c="3"/>7,851</text:p>
          </table:table-cell>
          <table:table-cell office:value-type="float" office:value="147478" table:style-name="ce45">
            <text:p><text:s text:c="3"/>147,478</text:p>
          </table:table-cell>
          <table:table-cell office:value-type="float" office:value="8468978" table:style-name="ce47">
            <text:p><text:s text:c="3"/>8,468,978</text:p>
          </table:table-cell>
          <table:table-cell office:value-type="float" office:value="23492074" table:style-name="ce46">
            <text:p><text:s text:c="3"/>23,492,074</text:p>
          </table:table-cell>
          <table:table-cell office:value-type="float" office:value="11712047" table:style-name="ce45">
            <text:p><text:s text:c="3"/>11,712,047</text:p>
          </table:table-cell>
          <table:table-cell office:value-type="float" office:value="11780027" table:style-name="ce45">
            <text:p><text:s text:c="3"/>11,780,027</text:p>
          </table:table-cell>
          <table:table-cell office:value-type="float" office:value="99.422921526410761" table:style-name="ce44">
            <text:p><text:s text:c="3"/>99.42</text:p>
          </table:table-cell>
          <table:table-cell office:value-type="float" office:value="649" table:style-name="ce44">
            <text:p><text:s text:c="3"/>649.00</text:p>
          </table:table-cell>
          <table:table-cell office:value-type="float" office:value="2.7738971573665676" table:style-name="ce43">
            <text:p><text:s text:c="3"/>2.77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9">
          <table:table-cell office:value-type="string" table:style-name="ce40">
            <text:p>105 年</text:p>
          </table:table-cell>
          <table:table-cell office:value-type="float" office:value="36197.066899999998" table:style-name="ce48">
            <text:p><text:s text:c="3"/>36,197.0669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51" table:style-name="ce45">
            <text:p><text:s text:c="3"/>7,851</text:p>
          </table:table-cell>
          <table:table-cell office:value-type="float" office:value="147373" table:style-name="ce45">
            <text:p><text:s text:c="3"/>147,373</text:p>
          </table:table-cell>
          <table:table-cell office:value-type="float" office:value="8561383" table:style-name="ce47">
            <text:p><text:s text:c="3"/>8,561,383</text:p>
          </table:table-cell>
          <table:table-cell office:value-type="float" office:value="23539816" table:style-name="ce46">
            <text:p><text:s text:c="3"/>23,539,816</text:p>
          </table:table-cell>
          <table:table-cell office:value-type="float" office:value="11719270" table:style-name="ce45">
            <text:p><text:s text:c="3"/>11,719,270</text:p>
          </table:table-cell>
          <table:table-cell office:value-type="float" office:value="11820546" table:style-name="ce45">
            <text:p><text:s text:c="3"/>11,820,546</text:p>
          </table:table-cell>
          <table:table-cell office:value-type="float" office:value="99.14" table:style-name="ce44">
            <text:p><text:s text:c="3"/>99.14</text:p>
          </table:table-cell>
          <table:table-cell office:value-type="float" office:value="650.32000000000005" table:style-name="ce44">
            <text:p><text:s text:c="3"/>650.32</text:p>
          </table:table-cell>
          <table:table-cell office:value-type="float" office:value="2.75" table:style-name="ce43">
            <text:p><text:s text:c="3"/>2.75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10">
          <table:table-cell office:value-type="string" table:style-name="ce39">
            <text:p>4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545" table:style-name="ce35">
            <text:p><text:s text:c="3"/>147,545</text:p>
          </table:table-cell>
          <table:table-cell office:value-type="float" office:value="8484626" table:style-name="ce37">
            <text:p><text:s text:c="3"/>8,484,626</text:p>
          </table:table-cell>
          <table:table-cell office:value-type="float" office:value="23499404" table:style-name="ce36">
            <text:p><text:s text:c="3"/>23,499,404</text:p>
          </table:table-cell>
          <table:table-cell office:value-type="float" office:value="11709898" table:style-name="ce35">
            <text:p><text:s text:c="3"/>11,709,898</text:p>
          </table:table-cell>
          <table:table-cell office:value-type="float" office:value="11789506" table:style-name="ce35">
            <text:p><text:s text:c="3"/>11,789,506</text:p>
          </table:table-cell>
          <table:table-cell office:value-type="float" office:value="99.32" table:style-name="ce29">
            <text:p><text:s text:c="3"/>99.32</text:p>
          </table:table-cell>
          <table:table-cell office:value-type="float" office:value="649.21" table:style-name="ce29">
            <text:p><text:s text:c="3"/>649.21</text:p>
          </table:table-cell>
          <table:table-cell office:value-type="float" office:value="2.77" table:style-name="ce29">
            <text:p><text:s text:c="3"/>2.77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10">
          <table:table-cell office:value-type="string" table:style-name="ce39">
            <text:p>5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548" table:style-name="ce35">
            <text:p><text:s text:c="3"/>147,548</text:p>
          </table:table-cell>
          <table:table-cell office:value-type="float" office:value="8493007" table:style-name="ce37">
            <text:p><text:s text:c="3"/>8,493,007</text:p>
          </table:table-cell>
          <table:table-cell office:value-type="float" office:value="23503349" table:style-name="ce36">
            <text:p><text:s text:c="3"/>23,503,349</text:p>
          </table:table-cell>
          <table:table-cell office:value-type="float" office:value="11710494" table:style-name="ce35">
            <text:p><text:s text:c="3"/>11,710,494</text:p>
          </table:table-cell>
          <table:table-cell office:value-type="float" office:value="11792855" table:style-name="ce35">
            <text:p><text:s text:c="3"/>11,792,855</text:p>
          </table:table-cell>
          <table:table-cell office:value-type="float" office:value="99.3" table:style-name="ce29">
            <text:p><text:s text:c="3"/>99.30</text:p>
          </table:table-cell>
          <table:table-cell office:value-type="float" office:value="649.32000000000005" table:style-name="ce29">
            <text:p><text:s text:c="3"/>649.32</text:p>
          </table:table-cell>
          <table:table-cell office:value-type="float" office:value="2.77" table:style-name="ce29">
            <text:p><text:s text:c="3"/>2.77</text:p>
          </table:table-cell>
          <table:table-cell table:style-name="ce28"/>
          <table:table-cell table:number-columns-repeated="16371" table:style-name="ce41"/>
        </table:table-row>
        <table:table-row table:style-name="ro10">
          <table:table-cell office:value-type="string" table:style-name="ce39">
            <text:p>6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549" table:style-name="ce35">
            <text:p><text:s text:c="3"/>147,549</text:p>
          </table:table-cell>
          <table:table-cell office:value-type="float" office:value="8499758" table:style-name="ce37">
            <text:p><text:s text:c="3"/>8,499,758</text:p>
          </table:table-cell>
          <table:table-cell office:value-type="float" office:value="23508362" table:style-name="ce36">
            <text:p><text:s text:c="3"/>23,508,362</text:p>
          </table:table-cell>
          <table:table-cell office:value-type="float" office:value="11711541" table:style-name="ce35">
            <text:p><text:s text:c="3"/>11,711,541</text:p>
          </table:table-cell>
          <table:table-cell office:value-type="float" office:value="11796821" table:style-name="ce35">
            <text:p><text:s text:c="3"/>11,796,821</text:p>
          </table:table-cell>
          <table:table-cell office:value-type="float" office:value="99.28" table:style-name="ce29">
            <text:p><text:s text:c="3"/>99.28</text:p>
          </table:table-cell>
          <table:table-cell office:value-type="float" office:value="649.45000000000005" table:style-name="ce29">
            <text:p><text:s text:c="3"/>649.45</text:p>
          </table:table-cell>
          <table:table-cell office:value-type="float" office:value="2.77" table:style-name="ce29">
            <text:p><text:s text:c="3"/>2.77</text:p>
          </table:table-cell>
          <table:table-cell table:style-name="ce28"/>
          <table:table-cell table:number-columns-repeated="16371" table:style-name="ce1"/>
        </table:table-row>
        <table:table-row table:style-name="ro11">
          <table:table-cell office:value-type="string" table:style-name="ce39">
            <text:p>7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555" table:style-name="ce35">
            <text:p><text:s text:c="3"/>147,555</text:p>
          </table:table-cell>
          <table:table-cell office:value-type="float" office:value="8507475" table:style-name="ce37">
            <text:p><text:s text:c="3"/>8,507,475</text:p>
          </table:table-cell>
          <table:table-cell office:value-type="float" office:value="23514750" table:style-name="ce36">
            <text:p><text:s text:c="3"/>23,514,750</text:p>
          </table:table-cell>
          <table:table-cell office:value-type="float" office:value="11713460" table:style-name="ce35">
            <text:p><text:s text:c="3"/>11,713,460</text:p>
          </table:table-cell>
          <table:table-cell office:value-type="float" office:value="11801290" table:style-name="ce35">
            <text:p><text:s text:c="3"/>11,801,290</text:p>
          </table:table-cell>
          <table:table-cell office:value-type="float" office:value="99.26" table:style-name="ce29">
            <text:p><text:s text:c="3"/>99.26</text:p>
          </table:table-cell>
          <table:table-cell office:value-type="float" office:value="649.63" table:style-name="ce29">
            <text:p><text:s text:c="3"/>649.63</text:p>
          </table:table-cell>
          <table:table-cell office:value-type="float" office:value="2.76" table:style-name="ce29">
            <text:p><text:s text:c="3"/>2.76</text:p>
          </table:table-cell>
          <table:table-cell table:style-name="ce28"/>
          <table:table-cell table:number-columns-repeated="16371" table:style-name="ce1"/>
        </table:table-row>
        <table:table-row table:style-name="ro12">
          <table:table-cell office:value-type="string" table:style-name="ce39">
            <text:p>8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583" table:style-name="ce35">
            <text:p><text:s text:c="3"/>147,583</text:p>
          </table:table-cell>
          <table:table-cell office:value-type="float" office:value="8520056" table:style-name="ce37">
            <text:p><text:s text:c="3"/>8,520,056</text:p>
          </table:table-cell>
          <table:table-cell office:value-type="float" office:value="23516841" table:style-name="ce36">
            <text:p><text:s text:c="3"/>23,516,841</text:p>
          </table:table-cell>
          <table:table-cell office:value-type="float" office:value="11713364" table:style-name="ce35">
            <text:p><text:s text:c="3"/>11,713,364</text:p>
          </table:table-cell>
          <table:table-cell office:value-type="float" office:value="11803477" table:style-name="ce35">
            <text:p><text:s text:c="3"/>11,803,477</text:p>
          </table:table-cell>
          <table:table-cell office:value-type="float" office:value="99.24" table:style-name="ce29">
            <text:p><text:s text:c="3"/>99.24</text:p>
          </table:table-cell>
          <table:table-cell office:value-type="float" office:value="649.69000000000005" table:style-name="ce29">
            <text:p><text:s text:c="3"/>649.69</text:p>
          </table:table-cell>
          <table:table-cell office:value-type="float" office:value="2.76" table:style-name="ce29">
            <text:p><text:s text:c="3"/>2.76</text:p>
          </table:table-cell>
          <table:table-cell table:style-name="ce28"/>
          <table:table-cell table:number-columns-repeated="16371" table:style-name="ce1"/>
        </table:table-row>
        <table:table-row table:style-name="ro9">
          <table:table-cell office:value-type="string" table:style-name="ce39">
            <text:p>9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587" table:style-name="ce35">
            <text:p><text:s text:c="3"/>147,587</text:p>
          </table:table-cell>
          <table:table-cell office:value-type="float" office:value="8536883" table:style-name="ce37">
            <text:p><text:s text:c="3"/>8,536,883</text:p>
          </table:table-cell>
          <table:table-cell office:value-type="float" office:value="23519518" table:style-name="ce36">
            <text:p><text:s text:c="3"/>23,519,518</text:p>
          </table:table-cell>
          <table:table-cell office:value-type="float" office:value="11713562" table:style-name="ce35">
            <text:p><text:s text:c="3"/>11,713,562</text:p>
          </table:table-cell>
          <table:table-cell office:value-type="float" office:value="11805956" table:style-name="ce35">
            <text:p><text:s text:c="3"/>11,805,956</text:p>
          </table:table-cell>
          <table:table-cell office:value-type="float" office:value="99.22" table:style-name="ce29">
            <text:p><text:s text:c="3"/>99.22</text:p>
          </table:table-cell>
          <table:table-cell office:value-type="float" office:value="649.76" table:style-name="ce29">
            <text:p><text:s text:c="3"/>649.76</text:p>
          </table:table-cell>
          <table:table-cell office:value-type="float" office:value="2.76" table:style-name="ce29">
            <text:p><text:s text:c="3"/>2.76</text:p>
          </table:table-cell>
          <table:table-cell table:style-name="ce28"/>
          <table:table-cell table:number-columns-repeated="16371" table:style-name="ce1"/>
        </table:table-row>
        <table:table-row table:style-name="ro11">
          <table:table-cell office:value-type="string" table:style-name="ce39">
            <text:p>10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586" table:style-name="ce35">
            <text:p><text:s text:c="3"/>147,586</text:p>
          </table:table-cell>
          <table:table-cell office:value-type="float" office:value="8540340" table:style-name="ce37">
            <text:p><text:s text:c="3"/>8,540,340</text:p>
          </table:table-cell>
          <table:table-cell office:value-type="float" office:value="23526295" table:style-name="ce36">
            <text:p><text:s text:c="3"/>23,526,295</text:p>
          </table:table-cell>
          <table:table-cell office:value-type="float" office:value="11715578" table:style-name="ce35">
            <text:p><text:s text:c="3"/>11,715,578</text:p>
          </table:table-cell>
          <table:table-cell office:value-type="float" office:value="11810717" table:style-name="ce35">
            <text:p><text:s text:c="3"/>11,810,717</text:p>
          </table:table-cell>
          <table:table-cell office:value-type="float" office:value="99.19" table:style-name="ce29">
            <text:p><text:s text:c="3"/>99.19</text:p>
          </table:table-cell>
          <table:table-cell office:value-type="float" office:value="649.95000000000005" table:style-name="ce29">
            <text:p><text:s text:c="3"/>649.95</text:p>
          </table:table-cell>
          <table:table-cell office:value-type="float" office:value="2.75" table:style-name="ce29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11">
          <table:table-cell office:value-type="string" table:style-name="ce39">
            <text:p>11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627" table:style-name="ce35">
            <text:p><text:s text:c="3"/>147,627</text:p>
          </table:table-cell>
          <table:table-cell office:value-type="float" office:value="8553994" table:style-name="ce37">
            <text:p><text:s text:c="3"/>8,553,994</text:p>
          </table:table-cell>
          <table:table-cell office:value-type="float" office:value="23532065" table:style-name="ce36">
            <text:p><text:s text:c="3"/>23,532,065</text:p>
          </table:table-cell>
          <table:table-cell office:value-type="float" office:value="11716952" table:style-name="ce35">
            <text:p><text:s text:c="3"/>11,716,952</text:p>
          </table:table-cell>
          <table:table-cell office:value-type="float" office:value="11815113" table:style-name="ce35">
            <text:p><text:s text:c="3"/>11,815,113</text:p>
          </table:table-cell>
          <table:table-cell office:value-type="float" office:value="99.17" table:style-name="ce29">
            <text:p><text:s text:c="3"/>99.17</text:p>
          </table:table-cell>
          <table:table-cell office:value-type="float" office:value="650.11" table:style-name="ce29">
            <text:p><text:s text:c="3"/>650.11</text:p>
          </table:table-cell>
          <table:table-cell office:value-type="float" office:value="2.75" table:style-name="ce29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13">
          <table:table-cell office:value-type="string" table:style-name="ce39">
            <text:p>12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373" table:style-name="ce35">
            <text:p><text:s text:c="3"/>147,373</text:p>
          </table:table-cell>
          <table:table-cell office:value-type="float" office:value="8561383" table:style-name="ce37">
            <text:p><text:s text:c="3"/>8,561,383</text:p>
          </table:table-cell>
          <table:table-cell office:value-type="float" office:value="23539816" table:style-name="ce36">
            <text:p><text:s text:c="3"/>23,539,816</text:p>
          </table:table-cell>
          <table:table-cell office:value-type="float" office:value="11719270" table:style-name="ce35">
            <text:p><text:s text:c="3"/>11,719,270</text:p>
          </table:table-cell>
          <table:table-cell office:value-type="float" office:value="11820546" table:style-name="ce35">
            <text:p><text:s text:c="3"/>11,820,546</text:p>
          </table:table-cell>
          <table:table-cell office:value-type="float" office:value="99.14" table:style-name="ce29">
            <text:p><text:s text:c="3"/>99.14</text:p>
          </table:table-cell>
          <table:table-cell office:value-type="float" office:value="650.32000000000005" table:style-name="ce29">
            <text:p><text:s text:c="3"/>650.32</text:p>
          </table:table-cell>
          <table:table-cell office:value-type="float" office:value="2.75" table:style-name="ce29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11">
          <table:table-cell office:value-type="string" table:style-name="ce40">
            <text:p>106 年</text:p>
          </table:table-cell>
          <table:table-cell table:style-name="ce38"/>
          <table:table-cell table:style-name="ce37"/>
          <table:table-cell table:number-columns-repeated="2" table:style-name="ce35"/>
          <table:table-cell table:style-name="ce37"/>
          <table:table-cell table:style-name="ce36"/>
          <table:table-cell table:number-columns-repeated="2" table:style-name="ce35"/>
          <table:table-cell table:number-columns-repeated="3" table:style-name="ce29"/>
          <table:table-cell table:style-name="ce28"/>
          <table:table-cell table:number-columns-repeated="16371"/>
        </table:table-row>
        <table:table-row table:style-name="ro11">
          <table:table-cell office:value-type="string" table:style-name="ce39">
            <text:p>1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389" table:style-name="ce35">
            <text:p><text:s text:c="3"/>147,389</text:p>
          </table:table-cell>
          <table:table-cell office:value-type="float" office:value="8565588" table:style-name="ce37">
            <text:p><text:s text:c="3"/>8,565,588</text:p>
          </table:table-cell>
          <table:table-cell office:value-type="float" office:value="23543346" table:style-name="ce36">
            <text:p><text:s text:c="3"/>23,543,346</text:p>
          </table:table-cell>
          <table:table-cell office:value-type="float" office:value="11719646" table:style-name="ce35">
            <text:p><text:s text:c="3"/>11,719,646</text:p>
          </table:table-cell>
          <table:table-cell office:value-type="float" office:value="11823700" table:style-name="ce35">
            <text:p><text:s text:c="3"/>11,823,700</text:p>
          </table:table-cell>
          <table:table-cell office:value-type="float" office:value="99.12" table:style-name="ce29">
            <text:p><text:s text:c="3"/>99.12</text:p>
          </table:table-cell>
          <table:table-cell office:value-type="float" office:value="650.41999999999996" table:style-name="ce29">
            <text:p><text:s text:c="3"/>650.42</text:p>
          </table:table-cell>
          <table:table-cell office:value-type="float" office:value="2.75" table:style-name="ce29">
            <text:p><text:s text:c="3"/>2.75</text:p>
          </table:table-cell>
          <table:table-cell table:style-name="ce28"/>
          <table:table-cell table:number-columns-repeated="16371"/>
        </table:table-row>
        <table:table-row table:style-name="ro11">
          <table:table-cell office:value-type="string" table:style-name="ce39">
            <text:p>2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388" table:style-name="ce35">
            <text:p><text:s text:c="3"/>147,388</text:p>
          </table:table-cell>
          <table:table-cell office:value-type="float" office:value="8571052" table:style-name="ce37">
            <text:p><text:s text:c="3"/>8,571,052</text:p>
          </table:table-cell>
          <table:table-cell office:value-type="float" office:value="23544189" table:style-name="ce36">
            <text:p><text:s text:c="3"/>23,544,189</text:p>
          </table:table-cell>
          <table:table-cell office:value-type="float" office:value="11718795" table:style-name="ce35">
            <text:p><text:s text:c="3"/>11,718,795</text:p>
          </table:table-cell>
          <table:table-cell office:value-type="float" office:value="11825394" table:style-name="ce35">
            <text:p><text:s text:c="3"/>11,825,394</text:p>
          </table:table-cell>
          <table:table-cell office:value-type="float" office:value="99.1" table:style-name="ce29">
            <text:p><text:s text:c="3"/>99.10</text:p>
          </table:table-cell>
          <table:table-cell office:value-type="float" office:value="650.44000000000005" table:style-name="ce29">
            <text:p><text:s text:c="3"/>650.44</text:p>
          </table:table-cell>
          <table:table-cell office:value-type="float" office:value="2.75" table:style-name="ce29">
            <text:p><text:s text:c="3"/>2.75</text:p>
          </table:table-cell>
          <table:table-cell table:style-name="ce28"/>
          <table:table-cell table:number-columns-repeated="16371"/>
        </table:table-row>
        <table:table-row table:style-name="ro11">
          <table:table-cell office:value-type="string" table:style-name="ce39">
            <text:p>3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2" table:style-name="ce35">
            <text:p><text:s text:c="3"/>7,852</text:p>
          </table:table-cell>
          <table:table-cell office:value-type="float" office:value="147435" table:style-name="ce35">
            <text:p><text:s text:c="3"/>147,435</text:p>
          </table:table-cell>
          <table:table-cell office:value-type="float" office:value="8578609" table:style-name="ce37">
            <text:p><text:s text:c="3"/>8,578,609</text:p>
          </table:table-cell>
          <table:table-cell office:value-type="float" office:value="23545680" table:style-name="ce36">
            <text:p><text:s text:c="3"/>23,545,680</text:p>
          </table:table-cell>
          <table:table-cell office:value-type="float" office:value="11718068" table:style-name="ce35">
            <text:p><text:s text:c="3"/>11,718,068</text:p>
          </table:table-cell>
          <table:table-cell office:value-type="float" office:value="11827612" table:style-name="ce35">
            <text:p><text:s text:c="3"/>11,827,612</text:p>
          </table:table-cell>
          <table:table-cell office:value-type="float" office:value="99.07" table:style-name="ce29">
            <text:p><text:s text:c="3"/>99.07</text:p>
          </table:table-cell>
          <table:table-cell office:value-type="float" office:value="650.49" table:style-name="ce29">
            <text:p><text:s text:c="3"/>650.49</text:p>
          </table:table-cell>
          <table:table-cell office:value-type="float" office:value="2.74" table:style-name="ce29">
            <text:p><text:s text:c="3"/>2.74</text:p>
          </table:table-cell>
          <table:table-cell table:style-name="ce28"/>
          <table:table-cell table:number-columns-repeated="16371"/>
        </table:table-row>
        <table:table-row table:style-name="ro11">
          <table:table-cell office:value-type="string" table:style-name="ce34">
            <text:p>4 月</text:p>
          </table:table-cell>
          <table:table-cell office:value-type="float" office:value="36197.066899999998" table:style-name="ce33">
            <text:p><text:s text:c="3"/>36,197.0669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2" table:style-name="ce30">
            <text:p><text:s text:c="3"/>7,852</text:p>
          </table:table-cell>
          <table:table-cell office:value-type="float" office:value="147443" table:style-name="ce30">
            <text:p><text:s text:c="3"/>147,443</text:p>
          </table:table-cell>
          <table:table-cell office:value-type="float" office:value="8584702" table:style-name="ce32">
            <text:p><text:s text:c="3"/>8,584,702</text:p>
          </table:table-cell>
          <table:table-cell office:value-type="float" office:value="23547448" table:style-name="ce31">
            <text:p><text:s text:c="3"/>23,547,448</text:p>
          </table:table-cell>
          <table:table-cell office:value-type="float" office:value="11717633" table:style-name="ce30">
            <text:p><text:s text:c="3"/>11,717,633</text:p>
          </table:table-cell>
          <table:table-cell office:value-type="float" office:value="11829815" table:style-name="ce30">
            <text:p><text:s text:c="3"/>11,829,815</text:p>
          </table:table-cell>
          <table:table-cell office:value-type="float" office:value="99.05" table:style-name="ce29">
            <text:p><text:s text:c="3"/>99.05</text:p>
          </table:table-cell>
          <table:table-cell office:value-type="float" office:value="650.53" table:style-name="ce29">
            <text:p><text:s text:c="3"/>650.53</text:p>
          </table:table-cell>
          <table:table-cell office:value-type="float" office:value="2.74" table:style-name="ce29">
            <text:p><text:s text:c="3"/>2.74</text:p>
          </table:table-cell>
          <table:table-cell table:style-name="ce28"/>
          <table:table-cell table:number-columns-repeated="16371"/>
        </table:table-row>
        <table:table-row table:style-name="ro14">
          <table:table-cell office:value-type="string" table:style-name="ce27">
            <text:p>較上年同月　　増減<text:span text:style-name="T5"><text:s/>(%)</text:span></text:p>
          </table:table-cell>
          <table:table-cell office:value-type="float" office:value="0" table:style-name="ce26">
            <text:p>－</text:p>
          </table:table-cell>
          <table:table-cell office:value-type="float" office:value="0" table:style-name="ce26">
            <text:p>－</text:p>
          </table:table-cell>
          <table:table-cell office:value-type="float" office:value="0.01" table:style-name="ce26">
            <text:p><text:s/>0.01</text:p>
          </table:table-cell>
          <table:table-cell office:value-type="float" office:value="-7.0000000000000007E-2" table:style-name="ce26">
            <text:p><text:s text:c="3"/>－0.07</text:p>
          </table:table-cell>
          <table:table-cell office:value-type="float" office:value="1.18" table:style-name="ce26">
            <text:p><text:s/>1.18</text:p>
          </table:table-cell>
          <table:table-cell office:value-type="float" office:value="0.2" table:style-name="ce26">
            <text:p><text:s/>0.20</text:p>
          </table:table-cell>
          <table:table-cell office:value-type="float" office:value="7.0000000000000007E-2" table:style-name="ce26">
            <text:p><text:s/>0.07</text:p>
          </table:table-cell>
          <table:table-cell office:value-type="float" office:value="0.34" table:style-name="ce26">
            <text:p><text:s/>0.34</text:p>
          </table:table-cell>
          <table:table-cell office:value-type="float" office:value="-0.27" table:style-name="ce25">
            <text:p>－ <text:s text:c="2"/>0.27</text:p>
          </table:table-cell>
          <table:table-cell office:value-type="float" office:value="0.2" table:style-name="ce25">
            <text:p>0.20</text:p>
          </table:table-cell>
          <table:table-cell office:value-type="float" office:value="-1.08" table:style-name="ce25">
            <text:p>－ <text:s text:c="2"/>1.08</text:p>
          </table:table-cell>
          <table:table-cell table:style-name="ce24"/>
          <table:table-cell table:number-columns-repeated="16371"/>
        </table:table-row>
        <table:table-row table:style-name="ro15">
          <table:table-cell office:value-type="string" table:style-name="ce23">
            <text:p>較本年上月　　増減<text:span text:style-name="T5"><text:s/>(%)<text:s/></text:span></text:p>
          </table:table-cell>
          <table:table-cell office:value-type="float" office:value="0" table:style-name="ce21">
            <text:p>－</text:p>
          </table:table-cell>
          <table:table-cell office:value-type="float" office:value="0" table:style-name="ce21">
            <text:p>－</text:p>
          </table:table-cell>
          <table:table-cell office:value-type="float" office:value="0" table:style-name="ce21">
            <text:p>－</text:p>
          </table:table-cell>
          <table:table-cell office:value-type="float" office:value="0.01" table:style-name="ce21">
            <text:p><text:s/>0.01</text:p>
          </table:table-cell>
          <table:table-cell office:value-type="float" office:value="7.0000000000000007E-2" table:style-name="ce21">
            <text:p><text:s/>0.07</text:p>
          </table:table-cell>
          <table:table-cell office:value-type="float" office:value="0.01" table:style-name="ce21">
            <text:p><text:s/>0.01</text:p>
          </table:table-cell>
          <table:table-cell office:value-type="string" table:style-name="ce22">
            <text:p><text:span text:style-name="T1">－</text:span><text:s text:c="2"/>0.00</text:p>
          </table:table-cell>
          <table:table-cell office:value-type="float" office:value="0.02" table:style-name="ce21">
            <text:p><text:s/>0.02</text:p>
          </table:table-cell>
          <table:table-cell office:value-type="float" office:value="-0.02" table:style-name="ce20">
            <text:p>－ <text:s text:c="2"/>0.02</text:p>
          </table:table-cell>
          <table:table-cell office:value-type="float" office:value="0.01" table:style-name="ce20">
            <text:p>0.01</text:p>
          </table:table-cell>
          <table:table-cell office:value-type="float" office:value="0" table:style-name="ce19">
            <text:p>—</text:p>
          </table:table-cell>
          <table:table-cell table:number-columns-repeated="16372" table:style-name="ce1"/>
        </table:table-row>
        <table:table-row table:style-name="ro16">
          <table:table-cell office:value-type="string" table:style-name="ce8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18"/>
          <table:table-cell office:value-type="string" table:style-name="ce17">
            <text:p>內政部戶政司<text:span text:style-name="T3"><text:s/></text:span><text:span text:style-name="T1">民國</text:span><text:span text:style-name="T3">106</text:span><text:span text:style-name="T1">年</text:span><text:span text:style-name="T3">5</text:span><text:span text:style-name="T1">月</text:span><text:span text:style-name="T3">3</text:span><text:span text:style-name="T1">日編製</text:span></text:p>
          </table:table-cell>
          <table:table-cell table:number-columns-repeated="16372" table:style-name="ce1"/>
        </table:table-row>
        <table:table-row table:style-name="ro16">
          <table:table-cell office:value-type="string" table:style-name="ce2">
            <text:p><text:s text:c="6"/>2.本表村里數及鄰數自103年2月起係指設有戶籍之戶籍登記資料，非行政區域資料。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16">
          <table:table-cell office:value-type="string" table:style-name="ce10">
            <text:p><text:s text:c="12"/>3.96年12月，原金門縣烏坵鄉面積因重測修正為1.2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4.96年12月起，我國土地面積增列東沙群島<text:span text:style-name="T1">東沙島(2.38平方公里)及南沙群島太平島(0.4896平方公里)，由高雄市代管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4"/>；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5.98年2月，嘉義縣布袋鎮填海造地致面積增加1.9617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6.高雄市小港區土地面積100年9月因配合高雄港洲際貨櫃中心第一期工程計畫填築用地擴大為41.2061平方公里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1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16">
          <table:table-cell office:value-type="string" table:style-name="ce10">
            <text:p>　　 <text:s text:c="4"/>7.104年12月南沙太平島交通基礎整建工程竣工，增加面積0.0149平方公里。</text:p>
          </table:table-cell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5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/>
        </table:table-row>
        <table:table-row table:style-name="ro17">
          <table:table-cell table:style-name="ce2"/>
          <table:table-cell table:number-columns-repeated="16383" table:style-name="ce1"/>
        </table:table-row>
        <table:table-row table:number-rows-repeated="1048525" table:style-name="ro17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9"/>
        <table:table-column table:style-name="co3" table:default-cell-style-name="ce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8">
          <table:table-cell office:value-type="string" table:number-columns-spanned="12" table:number-rows-spanned="1" table:style-name="ce94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9">
          <table:table-cell table:style-name="ce2"/>
          <table:table-cell table:number-columns-repeated="4" table:style-name="ce140"/>
          <table:table-cell office:value-type="string" table:style-name="ce141">
            <text:p><text:s text:c="4"/>中 華 民 國 106 年 4 月 底</text:p>
          </table:table-cell>
          <table:table-cell table:number-columns-repeated="4" table:style-name="ce140"/>
          <table:table-cell office:value-type="string" table:style-name="ce89">
            <text:p><text:s text:c="10"/>單位：平方公里；個；戶；人</text:p>
          </table:table-cell>
          <table:table-cell table:style-name="ce140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2">
            <text:p>區<text:span text:style-name="T3"><text:s text:c="2"/></text:span><text:span text:style-name="T1">域</text:span><text:span text:style-name="T3"><text:s text:c="2"/></text:span><text:span text:style-name="T1">別</text:span></text:p>
          </table:table-cell>
          <table:table-cell office:value-type="string" table:style-name="ce139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38">
            <text:p>鄉鎮</text:p>
          </table:table-cell>
          <table:table-cell office:value-type="string" table:number-columns-spanned="1" table:number-rows-spanned="2" table:style-name="ce143">
            <text:p>村里數</text:p>
          </table:table-cell>
          <table:table-cell office:value-type="string" table:number-columns-spanned="1" table:number-rows-spanned="2" table:style-name="ce143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3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3">
            <text:p>人　　口　　數</text:p>
          </table:table-cell>
          <table:covered-table-cell table:number-columns-repeated="2"/>
          <table:table-cell office:value-type="string" table:style-name="ce81">
            <text:p>性別比例<text:span text:style-name="T3"><text:s/>(<text:s/></text:span><text:span text:style-name="T1">每百</text:span></text:p>
          </table:table-cell>
          <table:table-cell office:value-type="string" table:style-name="ce80">
            <text:p>人口密度 ( 每平</text:p>
          </table:table-cell>
          <table:table-cell office:value-type="string" table:style-name="ce80">
            <text:p>戶<text:span text:style-name="T1"><text:s/>量 ( 每戶</text:span>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37">
            <text:p>( 平方公里 )</text:p>
          </table:table-cell>
          <table:table-cell office:value-type="string" table:style-name="ce136">
            <text:p>市區數</text:p>
          </table:table-cell>
          <table:covered-table-cell/>
          <table:covered-table-cell/>
          <table:covered-table-cell/>
          <table:table-cell office:value-type="string" table:style-name="ce75">
            <text:p>總<text:span text:style-name="T3"><text:s text:c="3"/></text:span><text:span text:style-name="T1">計</text:span></text:p>
          </table:table-cell>
          <table:table-cell office:value-type="string" table:style-name="ce75">
            <text:p>男</text:p>
          </table:table-cell>
          <table:table-cell office:value-type="string" table:style-name="ce74">
            <text:p>女</text:p>
          </table:table-cell>
          <table:table-cell office:value-type="string" table:style-name="ce73">
            <text:p>女子所當男子數<text:span text:style-name="T3"><text:s/>)</text:span></text:p>
          </table:table-cell>
          <table:table-cell office:value-type="string" table:style-name="ce72">
            <text:p>方公里人口數 )</text:p>
          </table:table-cell>
          <table:table-cell office:value-type="string" table:style-name="ce135">
            <text:p><text:s/><text:span text:style-name="T1">平均人口數</text:span><text:s/><text:span text:style-name="T1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24">
            <text:p>總 <text:s text:c="4"/>計</text:p>
          </table:table-cell>
          <table:table-cell office:value-type="float" office:value="36197.066899999998" table:style-name="ce129">
            <text:p><text:s text:c="3"/>36,197.0669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7852" table:style-name="ce134">
            <text:p><text:s text:c="3"/>7,852</text:p>
          </table:table-cell>
          <table:table-cell office:value-type="float" office:value="147443" table:style-name="ce134">
            <text:p><text:s text:c="3"/>147,443</text:p>
          </table:table-cell>
          <table:table-cell office:value-type="float" office:value="8584702" table:style-name="ce134">
            <text:p><text:s text:c="3"/>8,584,702</text:p>
          </table:table-cell>
          <table:table-cell office:value-type="float" office:value="23547448" table:style-name="ce64">
            <text:p><text:s text:c="3"/>23,547,448</text:p>
          </table:table-cell>
          <table:table-cell office:value-type="float" office:value="11717633" table:style-name="ce134">
            <text:p><text:s text:c="3"/>11,717,633</text:p>
          </table:table-cell>
          <table:table-cell office:value-type="float" office:value="11829815" table:style-name="ce134">
            <text:p><text:s text:c="3"/>11,829,815</text:p>
          </table:table-cell>
          <table:table-cell office:value-type="float" office:value="99.05" table:style-name="ce61">
            <text:p><text:s text:c="3"/>99.05</text:p>
          </table:table-cell>
          <table:table-cell office:value-type="float" office:value="650.53" table:style-name="ce61">
            <text:p><text:s text:c="3"/>650.53</text:p>
          </table:table-cell>
          <table:table-cell office:value-type="float" office:value="2.74" table:style-name="ce61">
            <text:p><text:s text:c="3"/>2.74</text:p>
          </table:table-cell>
          <table:table-cell table:style-name="ce12"/>
          <table:table-cell table:style-name="ce126"/>
          <table:table-cell table:style-name="ce132"/>
          <table:table-cell table:style-name="ce131"/>
          <table:table-cell table:style-name="ce12"/>
          <table:table-cell table:number-columns-repeated="16367"/>
        </table:table-row>
        <table:table-row table:style-name="ro20">
          <table:table-cell office:value-type="string" table:style-name="ce124">
            <text:p>新北市</text:p>
          </table:table-cell>
          <table:table-cell office:value-type="float" office:value="2052.5666999999999" table:style-name="ce129">
            <text:p><text:s text:c="3"/>2,052.5667</text:p>
          </table:table-cell>
          <table:table-cell office:value-type="float" office:value="29" table:style-name="ce128">
            <text:p><text:s text:c="3"/>29</text:p>
          </table:table-cell>
          <table:table-cell office:value-type="float" office:value="1032" table:style-name="ce69">
            <text:p><text:s text:c="3"/>1,032</text:p>
          </table:table-cell>
          <table:table-cell office:value-type="float" office:value="22128" table:style-name="ce69">
            <text:p><text:s text:c="3"/>22,128</text:p>
          </table:table-cell>
          <table:table-cell office:value-type="float" office:value="1530739" table:style-name="ce69">
            <text:p><text:s text:c="3"/>1,530,739</text:p>
          </table:table-cell>
          <table:table-cell office:value-type="float" office:value="3980867" table:style-name="ce64">
            <text:p><text:s text:c="3"/>3,980,867</text:p>
          </table:table-cell>
          <table:table-cell office:value-type="float" office:value="1952123" table:style-name="ce69">
            <text:p><text:s text:c="3"/>1,952,123</text:p>
          </table:table-cell>
          <table:table-cell office:value-type="float" office:value="2028744" table:style-name="ce69">
            <text:p><text:s text:c="3"/>2,028,744</text:p>
          </table:table-cell>
          <table:table-cell office:value-type="float" office:value="96.22" table:style-name="ce61">
            <text:p><text:s text:c="3"/>96.22</text:p>
          </table:table-cell>
          <table:table-cell office:value-type="float" office:value="1939.4580453828858" table:style-name="ce61">
            <text:p><text:s text:c="3"/>1,939.46</text:p>
          </table:table-cell>
          <table:table-cell office:value-type="float" office:value="2.6" table:style-name="ce61">
            <text:p><text:s text:c="3"/>2.60</text:p>
          </table:table-cell>
          <table:table-cell table:style-name="ce12"/>
          <table:table-cell table:style-name="ce133"/>
          <table:table-cell table:style-name="ce132"/>
          <table:table-cell table:style-name="ce131"/>
          <table:table-cell table:style-name="ce12"/>
          <table:table-cell table:number-columns-repeated="16367"/>
        </table:table-row>
        <table:table-row table:style-name="ro20">
          <table:table-cell office:value-type="string" table:style-name="ce130">
            <text:p>臺北市</text:p>
          </table:table-cell>
          <table:table-cell office:value-type="float" office:value="271.79969999999997" table:style-name="ce129">
            <text:p><text:s text:c="3"/>271.7997</text:p>
          </table:table-cell>
          <table:table-cell office:value-type="float" office:value="12" table:style-name="ce128">
            <text:p><text:s text:c="3"/>12</text:p>
          </table:table-cell>
          <table:table-cell office:value-type="float" office:value="456" table:style-name="ce69">
            <text:p><text:s text:c="3"/>456</text:p>
          </table:table-cell>
          <table:table-cell office:value-type="float" office:value="9557" table:style-name="ce69">
            <text:p><text:s text:c="3"/>9,557</text:p>
          </table:table-cell>
          <table:table-cell office:value-type="float" office:value="1048379" table:style-name="ce69">
            <text:p><text:s text:c="3"/>1,048,379</text:p>
          </table:table-cell>
          <table:table-cell office:value-type="float" office:value="2692118" table:style-name="ce64">
            <text:p><text:s text:c="3"/>2,692,118</text:p>
          </table:table-cell>
          <table:table-cell office:value-type="float" office:value="1287277" table:style-name="ce69">
            <text:p><text:s text:c="3"/>1,287,277</text:p>
          </table:table-cell>
          <table:table-cell office:value-type="float" office:value="1404841" table:style-name="ce69">
            <text:p><text:s text:c="3"/>1,404,841</text:p>
          </table:table-cell>
          <table:table-cell office:value-type="float" office:value="91.63" table:style-name="ce61">
            <text:p><text:s text:c="3"/>91.63</text:p>
          </table:table-cell>
          <table:table-cell office:value-type="float" office:value="9904.7865027076932" table:style-name="ce61">
            <text:p><text:s text:c="3"/>9,904.79</text:p>
          </table:table-cell>
          <table:table-cell office:value-type="float" office:value="2.57" table:style-name="ce61">
            <text:p><text:s text:c="3"/>2.57</text:p>
          </table:table-cell>
          <table:table-cell table:style-name="ce12"/>
          <table:table-cell table:style-name="ce126"/>
          <table:table-cell table:style-name="ce110"/>
          <table:table-cell table:style-name="ce125"/>
          <table:table-cell table:style-name="ce12"/>
          <table:table-cell table:number-columns-repeated="16367"/>
        </table:table-row>
        <table:table-row table:style-name="ro20">
          <table:table-cell office:value-type="string" table:style-name="ce124">
            <text:p>桃園市</text:p>
          </table:table-cell>
          <table:table-cell office:value-type="float" office:value="1220.954" table:style-name="ce123">
            <text:p><text:s text:c="3"/>1,220.9540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495" table:style-name="ce69">
            <text:p><text:s text:c="3"/>495</text:p>
          </table:table-cell>
          <table:table-cell office:value-type="float" office:value="11716" table:style-name="ce69">
            <text:p><text:s text:c="3"/>11,716</text:p>
          </table:table-cell>
          <table:table-cell office:value-type="float" office:value="776323" table:style-name="ce69">
            <text:p><text:s text:c="3"/>776,323</text:p>
          </table:table-cell>
          <table:table-cell office:value-type="float" office:value="2160035" table:style-name="ce64">
            <text:p><text:s text:c="3"/>2,160,035</text:p>
          </table:table-cell>
          <table:table-cell office:value-type="float" office:value="1077025" table:style-name="ce69">
            <text:p><text:s text:c="3"/>1,077,025</text:p>
          </table:table-cell>
          <table:table-cell office:value-type="float" office:value="1083010" table:style-name="ce69">
            <text:p><text:s text:c="3"/>1,083,010</text:p>
          </table:table-cell>
          <table:table-cell office:value-type="float" office:value="99.45" table:style-name="ce61">
            <text:p><text:s text:c="3"/>99.45</text:p>
          </table:table-cell>
          <table:table-cell office:value-type="float" office:value="1769.1370846076102" table:style-name="ce61">
            <text:p><text:s text:c="3"/>1,769.14</text:p>
          </table:table-cell>
          <table:table-cell office:value-type="float" office:value="2.78" table:style-name="ce61">
            <text:p><text:s text:c="3"/>2.78</text:p>
          </table:table-cell>
          <table:table-cell table:style-name="ce12"/>
          <table:table-cell table:style-name="ce126"/>
          <table:table-cell table:style-name="ce110"/>
          <table:table-cell table:style-name="ce125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4">
            <text:p>臺中市</text:p>
          </table:table-cell>
          <table:table-cell office:value-type="float" office:value="2214.8968" table:style-name="ce123">
            <text:p><text:s text:c="3"/>2,214.8968</text:p>
          </table:table-cell>
          <table:table-cell office:value-type="float" office:value="29" table:style-name="ce122">
            <text:p><text:s text:c="3"/>29</text:p>
          </table:table-cell>
          <table:table-cell office:value-type="float" office:value="625" table:style-name="ce69">
            <text:p><text:s text:c="3"/>625</text:p>
          </table:table-cell>
          <table:table-cell office:value-type="float" office:value="12516" table:style-name="ce69">
            <text:p><text:s text:c="3"/>12,516</text:p>
          </table:table-cell>
          <table:table-cell office:value-type="float" office:value="948711" table:style-name="ce69">
            <text:p><text:s text:c="3"/>948,711</text:p>
          </table:table-cell>
          <table:table-cell office:value-type="float" office:value="2773527" table:style-name="ce64">
            <text:p><text:s text:c="3"/>2,773,527</text:p>
          </table:table-cell>
          <table:table-cell office:value-type="float" office:value="1368815" table:style-name="ce69">
            <text:p><text:s text:c="3"/>1,368,815</text:p>
          </table:table-cell>
          <table:table-cell office:value-type="float" office:value="1404712" table:style-name="ce69">
            <text:p><text:s text:c="3"/>1,404,712</text:p>
          </table:table-cell>
          <table:table-cell office:value-type="float" office:value="97.44" table:style-name="ce61">
            <text:p><text:s text:c="3"/>97.44</text:p>
          </table:table-cell>
          <table:table-cell office:value-type="float" office:value="1252.21500161994" table:style-name="ce61">
            <text:p><text:s text:c="3"/>1,252.22</text:p>
          </table:table-cell>
          <table:table-cell office:value-type="float" office:value="2.92" table:style-name="ce61">
            <text:p><text:s text:c="3"/>2.92</text:p>
          </table:table-cell>
          <table:table-cell table:style-name="ce12"/>
          <table:table-cell table:style-name="ce126"/>
          <table:table-cell table:style-name="ce110"/>
          <table:table-cell table:style-name="ce125"/>
          <table:table-cell table:style-name="ce12"/>
          <table:table-cell table:number-columns-repeated="16367"/>
        </table:table-row>
        <table:table-row table:style-name="ro20">
          <table:table-cell office:value-type="string" table:style-name="ce124">
            <text:p>臺南市</text:p>
          </table:table-cell>
          <table:table-cell office:value-type="float" office:value="2191.6531" table:style-name="ce123">
            <text:p><text:s text:c="3"/>2,191.6531</text:p>
          </table:table-cell>
          <table:table-cell office:value-type="float" office:value="37" table:style-name="ce122">
            <text:p><text:s text:c="3"/>37</text:p>
          </table:table-cell>
          <table:table-cell office:value-type="float" office:value="752" table:style-name="ce69">
            <text:p><text:s text:c="3"/>752</text:p>
          </table:table-cell>
          <table:table-cell office:value-type="float" office:value="14642" table:style-name="ce69">
            <text:p><text:s text:c="3"/>14,642</text:p>
          </table:table-cell>
          <table:table-cell office:value-type="float" office:value="679754" table:style-name="ce69">
            <text:p><text:s text:c="3"/>679,754</text:p>
          </table:table-cell>
          <table:table-cell office:value-type="float" office:value="1886636" table:style-name="ce64">
            <text:p><text:s text:c="3"/>1,886,636</text:p>
          </table:table-cell>
          <table:table-cell office:value-type="float" office:value="942889" table:style-name="ce69">
            <text:p><text:s text:c="3"/>942,889</text:p>
          </table:table-cell>
          <table:table-cell office:value-type="float" office:value="943747" table:style-name="ce69">
            <text:p><text:s text:c="3"/>943,747</text:p>
          </table:table-cell>
          <table:table-cell office:value-type="float" office:value="99.91" table:style-name="ce61">
            <text:p><text:s text:c="3"/>99.91</text:p>
          </table:table-cell>
          <table:table-cell office:value-type="float" office:value="860.82783812821469" table:style-name="ce61">
            <text:p><text:s text:c="3"/>860.83</text:p>
          </table:table-cell>
          <table:table-cell office:value-type="float" office:value="2.78" table:style-name="ce61">
            <text:p><text:s text:c="3"/>2.78</text:p>
          </table:table-cell>
          <table:table-cell table:style-name="ce12"/>
          <table:table-cell table:style-name="ce126"/>
          <table:table-cell table:style-name="ce110"/>
          <table:table-cell table:style-name="ce125"/>
          <table:table-cell table:style-name="ce12"/>
          <table:table-cell table:number-columns-repeated="16367"/>
        </table:table-row>
        <table:table-row table:style-name="ro22">
          <table:table-cell office:value-type="string" table:style-name="ce124">
            <text:p>高雄市</text:p>
          </table:table-cell>
          <table:table-cell office:value-type="float" office:value="2951.8524000000002" table:style-name="ce123">
            <text:p><text:s text:c="3"/>2,951.8524</text:p>
          </table:table-cell>
          <table:table-cell office:value-type="float" office:value="38" table:style-name="ce122">
            <text:p><text:s text:c="3"/>38</text:p>
          </table:table-cell>
          <table:table-cell office:value-type="float" office:value="891" table:style-name="ce69">
            <text:p><text:s text:c="3"/>891</text:p>
          </table:table-cell>
          <table:table-cell office:value-type="float" office:value="17311" table:style-name="ce69">
            <text:p><text:s text:c="3"/>17,311</text:p>
          </table:table-cell>
          <table:table-cell office:value-type="float" office:value="1085256" table:style-name="ce69">
            <text:p><text:s text:c="3"/>1,085,256</text:p>
          </table:table-cell>
          <table:table-cell office:value-type="float" office:value="2778734" table:style-name="ce64">
            <text:p><text:s text:c="3"/>2,778,734</text:p>
          </table:table-cell>
          <table:table-cell office:value-type="float" office:value="1377883" table:style-name="ce69">
            <text:p><text:s text:c="3"/>1,377,883</text:p>
          </table:table-cell>
          <table:table-cell office:value-type="float" office:value="1400851" table:style-name="ce69">
            <text:p><text:s text:c="3"/>1,400,851</text:p>
          </table:table-cell>
          <table:table-cell office:value-type="float" office:value="98.36" table:style-name="ce61">
            <text:p><text:s text:c="3"/>98.36</text:p>
          </table:table-cell>
          <table:table-cell office:value-type="float" office:value="941.35262318671482" table:style-name="ce61">
            <text:p><text:s text:c="3"/>941.35</text:p>
          </table:table-cell>
          <table:table-cell office:value-type="float" office:value="2.56" table:style-name="ce61">
            <text:p><text:s text:c="3"/>2.56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4">
            <text:p>臺灣省</text:p>
          </table:table-cell>
          <table:table-cell office:value-type="float" office:value="25110.003700000001" table:style-name="ce123">
            <text:p><text:s text:c="3"/>25,110.0037</text:p>
          </table:table-cell>
          <table:table-cell office:value-type="float" office:value="200" table:style-name="ce127">
            <text:p><text:s text:c="3"/>200</text:p>
          </table:table-cell>
          <table:table-cell office:value-type="float" office:value="3542" table:style-name="ce127">
            <text:p><text:s text:c="3"/>3,542</text:p>
          </table:table-cell>
          <table:table-cell office:value-type="float" office:value="58670" table:style-name="ce127">
            <text:p><text:s text:c="3"/>58,670</text:p>
          </table:table-cell>
          <table:table-cell office:value-type="float" office:value="2473353" table:style-name="ce127">
            <text:p><text:s text:c="3"/>2,473,353</text:p>
          </table:table-cell>
          <table:table-cell office:value-type="float" office:value="7127404" table:style-name="ce127">
            <text:p><text:s text:c="3"/>7,127,404</text:p>
          </table:table-cell>
          <table:table-cell office:value-type="float" office:value="3636713" table:style-name="ce127">
            <text:p><text:s text:c="3"/>3,636,713</text:p>
          </table:table-cell>
          <table:table-cell office:value-type="float" office:value="3490691" table:style-name="ce127">
            <text:p><text:s text:c="3"/>3,490,691</text:p>
          </table:table-cell>
          <table:table-cell office:value-type="float" office:value="104.18" table:style-name="ce61">
            <text:p><text:s text:c="3"/>104.18</text:p>
          </table:table-cell>
          <table:table-cell office:value-type="float" office:value="283.84719035306233" table:style-name="ce61">
            <text:p><text:s text:c="3"/>283.85</text:p>
          </table:table-cell>
          <table:table-cell office:value-type="float" office:value="2.88" table:style-name="ce61">
            <text:p><text:s text:c="3"/>2.88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/>
        </table:table-row>
        <table:table-row table:style-name="ro20">
          <table:table-cell office:value-type="string" table:style-name="ce117">
            <text:p>宜蘭縣</text:p>
          </table:table-cell>
          <table:table-cell office:value-type="float" office:value="2143.6251000000002" table:style-name="ce116">
            <text:p><text:s text:c="3"/>2,143.6251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233" table:style-name="ce113">
            <text:p><text:s text:c="3"/>233</text:p>
          </table:table-cell>
          <table:table-cell office:value-type="float" office:value="3660" table:style-name="ce113">
            <text:p><text:s text:c="3"/>3,660</text:p>
          </table:table-cell>
          <table:table-cell office:value-type="float" office:value="167293" table:style-name="ce113">
            <text:p><text:s text:c="3"/>167,293</text:p>
          </table:table-cell>
          <table:table-cell office:value-type="float" office:value="457093" table:style-name="ce114">
            <text:p><text:s text:c="3"/>457,093</text:p>
          </table:table-cell>
          <table:table-cell office:value-type="float" office:value="231436" table:style-name="ce113">
            <text:p><text:s text:c="3"/>231,436</text:p>
          </table:table-cell>
          <table:table-cell office:value-type="float" office:value="225657" table:style-name="ce113">
            <text:p><text:s text:c="3"/>225,657</text:p>
          </table:table-cell>
          <table:table-cell office:value-type="float" office:value="102.56" table:style-name="ce29">
            <text:p><text:s text:c="3"/>102.56</text:p>
          </table:table-cell>
          <table:table-cell office:value-type="float" office:value="213.23364799189932" table:style-name="ce29">
            <text:p><text:s text:c="3"/>213.23</text:p>
          </table:table-cell>
          <table:table-cell office:value-type="float" office:value="2.73" table:style-name="ce29">
            <text:p><text:s text:c="3"/>2.73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/>
        </table:table-row>
        <table:table-row table:style-name="ro5">
          <table:table-cell office:value-type="string" table:style-name="ce117">
            <text:p>新竹縣</text:p>
          </table:table-cell>
          <table:table-cell office:value-type="float" office:value="1427.5369000000001" table:style-name="ce116">
            <text:p><text:s text:c="3"/>1,427.5369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3260" table:style-name="ce113">
            <text:p><text:s text:c="3"/>3,260</text:p>
          </table:table-cell>
          <table:table-cell office:value-type="float" office:value="188457" table:style-name="ce113">
            <text:p><text:s text:c="3"/>188,457</text:p>
          </table:table-cell>
          <table:table-cell office:value-type="float" office:value="548660" table:style-name="ce114">
            <text:p><text:s text:c="3"/>548,660</text:p>
          </table:table-cell>
          <table:table-cell office:value-type="float" office:value="280557" table:style-name="ce113">
            <text:p><text:s text:c="3"/>280,557</text:p>
          </table:table-cell>
          <table:table-cell office:value-type="float" office:value="268103" table:style-name="ce113">
            <text:p><text:s text:c="3"/>268,103</text:p>
          </table:table-cell>
          <table:table-cell office:value-type="float" office:value="104.65" table:style-name="ce29">
            <text:p><text:s text:c="3"/>104.65</text:p>
          </table:table-cell>
          <table:table-cell office:value-type="float" office:value="384.34032773513593" table:style-name="ce29">
            <text:p><text:s text:c="3"/>384.34</text:p>
          </table:table-cell>
          <table:table-cell office:value-type="float" office:value="2.91" table:style-name="ce29">
            <text:p><text:s text:c="3"/>2.91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/>
        </table:table-row>
        <table:table-row table:style-name="ro5">
          <table:table-cell office:value-type="string" table:style-name="ce117">
            <text:p>苗栗縣</text:p>
          </table:table-cell>
          <table:table-cell office:value-type="float" office:value="1820.3149000000001" table:style-name="ce116">
            <text:p><text:s text:c="3"/>1,820.3149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4652" table:style-name="ce113">
            <text:p><text:s text:c="3"/>4,652</text:p>
          </table:table-cell>
          <table:table-cell office:value-type="float" office:value="186305" table:style-name="ce113">
            <text:p><text:s text:c="3"/>186,305</text:p>
          </table:table-cell>
          <table:table-cell office:value-type="float" office:value="557225" table:style-name="ce114">
            <text:p><text:s text:c="3"/>557,225</text:p>
          </table:table-cell>
          <table:table-cell office:value-type="float" office:value="287459" table:style-name="ce113">
            <text:p><text:s text:c="3"/>287,459</text:p>
          </table:table-cell>
          <table:table-cell office:value-type="float" office:value="269766" table:style-name="ce113">
            <text:p><text:s text:c="3"/>269,766</text:p>
          </table:table-cell>
          <table:table-cell office:value-type="float" office:value="106.56" table:style-name="ce29">
            <text:p><text:s text:c="3"/>106.56</text:p>
          </table:table-cell>
          <table:table-cell office:value-type="float" office:value="306.11461786089865" table:style-name="ce29">
            <text:p><text:s text:c="3"/>306.11</text:p>
          </table:table-cell>
          <table:table-cell office:value-type="float" office:value="2.99" table:style-name="ce29">
            <text:p><text:s text:c="3"/>2.99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/>
        </table:table-row>
        <table:table-row table:style-name="ro5">
          <table:table-cell office:value-type="string" table:style-name="ce117">
            <text:p>彰化縣</text:p>
          </table:table-cell>
          <table:table-cell office:value-type="float" office:value="1074.396" table:style-name="ce116">
            <text:p><text:s text:c="3"/>1,074.3960</text:p>
          </table:table-cell>
          <table:table-cell office:value-type="float" office:value="26" table:style-name="ce115">
            <text:p><text:s text:c="3"/>26</text:p>
          </table:table-cell>
          <table:table-cell office:value-type="float" office:value="589" table:style-name="ce113">
            <text:p><text:s text:c="3"/>589</text:p>
          </table:table-cell>
          <table:table-cell office:value-type="float" office:value="9139" table:style-name="ce113">
            <text:p><text:s text:c="3"/>9,139</text:p>
          </table:table-cell>
          <table:table-cell office:value-type="float" office:value="385162" table:style-name="ce113">
            <text:p><text:s text:c="3"/>385,162</text:p>
          </table:table-cell>
          <table:table-cell office:value-type="float" office:value="1285450" table:style-name="ce114">
            <text:p><text:s text:c="3"/>1,285,450</text:p>
          </table:table-cell>
          <table:table-cell office:value-type="float" office:value="655657" table:style-name="ce113">
            <text:p><text:s text:c="3"/>655,657</text:p>
          </table:table-cell>
          <table:table-cell office:value-type="float" office:value="629793" table:style-name="ce113">
            <text:p><text:s text:c="3"/>629,793</text:p>
          </table:table-cell>
          <table:table-cell office:value-type="float" office:value="104.11" table:style-name="ce29">
            <text:p><text:s text:c="3"/>104.11</text:p>
          </table:table-cell>
          <table:table-cell office:value-type="float" office:value="1196.4396740121892" table:style-name="ce29">
            <text:p><text:s text:c="3"/>1,196.44</text:p>
          </table:table-cell>
          <table:table-cell office:value-type="float" office:value="3.34" table:style-name="ce29">
            <text:p><text:s text:c="3"/>3.34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/>
        </table:table-row>
        <table:table-row table:style-name="ro23">
          <table:table-cell office:value-type="string" table:style-name="ce117">
            <text:p>南投縣</text:p>
          </table:table-cell>
          <table:table-cell office:value-type="float" office:value="4106.4359999999997" table:style-name="ce116">
            <text:p><text:s text:c="3"/>4,106.4360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4270" table:style-name="ce113">
            <text:p><text:s text:c="3"/>4,270</text:p>
          </table:table-cell>
          <table:table-cell office:value-type="float" office:value="177549" table:style-name="ce113">
            <text:p><text:s text:c="3"/>177,549</text:p>
          </table:table-cell>
          <table:table-cell office:value-type="float" office:value="503862" table:style-name="ce114">
            <text:p><text:s text:c="3"/>503,862</text:p>
          </table:table-cell>
          <table:table-cell office:value-type="float" office:value="258271" table:style-name="ce113">
            <text:p><text:s text:c="3"/>258,271</text:p>
          </table:table-cell>
          <table:table-cell office:value-type="float" office:value="245591" table:style-name="ce113">
            <text:p><text:s text:c="3"/>245,591</text:p>
          </table:table-cell>
          <table:table-cell office:value-type="float" office:value="105.16" table:style-name="ce29">
            <text:p><text:s text:c="3"/>105.16</text:p>
          </table:table-cell>
          <table:table-cell office:value-type="float" office:value="122.70056077825151" table:style-name="ce29">
            <text:p><text:s text:c="3"/>122.70</text:p>
          </table:table-cell>
          <table:table-cell office:value-type="float" office:value="2.84" table:style-name="ce29">
            <text:p><text:s text:c="3"/>2.84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17">
            <text:p>雲林縣</text:p>
          </table:table-cell>
          <table:table-cell office:value-type="float" office:value="1290.8326" table:style-name="ce116">
            <text:p><text:s text:c="3"/>1,290.8326</text:p>
          </table:table-cell>
          <table:table-cell office:value-type="float" office:value="20" table:style-name="ce115">
            <text:p><text:s text:c="3"/>20</text:p>
          </table:table-cell>
          <table:table-cell office:value-type="float" office:value="388" table:style-name="ce113">
            <text:p><text:s text:c="3"/>388</text:p>
          </table:table-cell>
          <table:table-cell office:value-type="float" office:value="6404" table:style-name="ce113">
            <text:p><text:s text:c="3"/>6,404</text:p>
          </table:table-cell>
          <table:table-cell office:value-type="float" office:value="239682" table:style-name="ce113">
            <text:p><text:s text:c="3"/>239,682</text:p>
          </table:table-cell>
          <table:table-cell office:value-type="float" office:value="693209" table:style-name="ce114">
            <text:p><text:s text:c="3"/>693,209</text:p>
          </table:table-cell>
          <table:table-cell office:value-type="float" office:value="359927" table:style-name="ce113">
            <text:p><text:s text:c="3"/>359,927</text:p>
          </table:table-cell>
          <table:table-cell office:value-type="float" office:value="333282" table:style-name="ce113">
            <text:p><text:s text:c="3"/>333,282</text:p>
          </table:table-cell>
          <table:table-cell office:value-type="float" office:value="107.99" table:style-name="ce29">
            <text:p><text:s text:c="3"/>107.99</text:p>
          </table:table-cell>
          <table:table-cell office:value-type="float" office:value="537.02470792882059" table:style-name="ce29">
            <text:p><text:s text:c="3"/>537.02</text:p>
          </table:table-cell>
          <table:table-cell office:value-type="float" office:value="2.89" table:style-name="ce29">
            <text:p><text:s text:c="3"/>2.89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17">
            <text:p>嘉義縣</text:p>
          </table:table-cell>
          <table:table-cell office:value-type="float" office:value="1903.6367" table:style-name="ce116">
            <text:p><text:s text:c="3"/>1,903.6367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357" table:style-name="ce113">
            <text:p><text:s text:c="3"/>357</text:p>
          </table:table-cell>
          <table:table-cell office:value-type="float" office:value="5333" table:style-name="ce113">
            <text:p><text:s text:c="3"/>5,333</text:p>
          </table:table-cell>
          <table:table-cell office:value-type="float" office:value="182596" table:style-name="ce113">
            <text:p><text:s text:c="3"/>182,596</text:p>
          </table:table-cell>
          <table:table-cell office:value-type="float" office:value="513772" table:style-name="ce114">
            <text:p><text:s text:c="3"/>513,772</text:p>
          </table:table-cell>
          <table:table-cell office:value-type="float" office:value="267350" table:style-name="ce113">
            <text:p><text:s text:c="3"/>267,350</text:p>
          </table:table-cell>
          <table:table-cell office:value-type="float" office:value="246422" table:style-name="ce113">
            <text:p><text:s text:c="3"/>246,422</text:p>
          </table:table-cell>
          <table:table-cell office:value-type="float" office:value="108.49" table:style-name="ce29">
            <text:p><text:s text:c="3"/>108.49</text:p>
          </table:table-cell>
          <table:table-cell office:value-type="float" office:value="269.88973263648467" table:style-name="ce29">
            <text:p><text:s text:c="3"/>269.89</text:p>
          </table:table-cell>
          <table:table-cell office:value-type="float" office:value="2.81" table:style-name="ce29">
            <text:p><text:s text:c="3"/>2.81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17">
            <text:p>屏東縣</text:p>
          </table:table-cell>
          <table:table-cell office:value-type="float" office:value="2775.6003000000001" table:style-name="ce116">
            <text:p><text:s text:c="3"/>2,775.6003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464" table:style-name="ce113">
            <text:p><text:s text:c="3"/>464</text:p>
          </table:table-cell>
          <table:table-cell office:value-type="float" office:value="7408" table:style-name="ce113">
            <text:p><text:s text:c="3"/>7,408</text:p>
          </table:table-cell>
          <table:table-cell office:value-type="float" office:value="286144" table:style-name="ce113">
            <text:p><text:s text:c="3"/>286,144</text:p>
          </table:table-cell>
          <table:table-cell office:value-type="float" office:value="833602" table:style-name="ce114">
            <text:p><text:s text:c="3"/>833,602</text:p>
          </table:table-cell>
          <table:table-cell office:value-type="float" office:value="426564" table:style-name="ce113">
            <text:p><text:s text:c="3"/>426,564</text:p>
          </table:table-cell>
          <table:table-cell office:value-type="float" office:value="407038" table:style-name="ce113">
            <text:p><text:s text:c="3"/>407,038</text:p>
          </table:table-cell>
          <table:table-cell office:value-type="float" office:value="104.8" table:style-name="ce29">
            <text:p><text:s text:c="3"/>104.80</text:p>
          </table:table-cell>
          <table:table-cell office:value-type="float" office:value="300.33214796813502" table:style-name="ce29">
            <text:p><text:s text:c="3"/>300.33</text:p>
          </table:table-cell>
          <table:table-cell office:value-type="float" office:value="2.91" table:style-name="ce29">
            <text:p><text:s text:c="3"/>2.91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3">
          <table:table-cell office:value-type="string" table:style-name="ce117">
            <text:p>臺東縣</text:p>
          </table:table-cell>
          <table:table-cell office:value-type="float" office:value="3515.2525999999998" table:style-name="ce116">
            <text:p><text:s text:c="3"/>3,515.2526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147" table:style-name="ce113">
            <text:p><text:s text:c="3"/>147</text:p>
          </table:table-cell>
          <table:table-cell office:value-type="float" office:value="2684" table:style-name="ce113">
            <text:p><text:s text:c="3"/>2,684</text:p>
          </table:table-cell>
          <table:table-cell office:value-type="float" office:value="82665" table:style-name="ce113">
            <text:p><text:s text:c="3"/>82,665</text:p>
          </table:table-cell>
          <table:table-cell office:value-type="float" office:value="220244" table:style-name="ce114">
            <text:p><text:s text:c="3"/>220,244</text:p>
          </table:table-cell>
          <table:table-cell office:value-type="float" office:value="113874" table:style-name="ce113">
            <text:p><text:s text:c="3"/>113,874</text:p>
          </table:table-cell>
          <table:table-cell office:value-type="float" office:value="106370" table:style-name="ce113">
            <text:p><text:s text:c="3"/>106,370</text:p>
          </table:table-cell>
          <table:table-cell office:value-type="float" office:value="107.05" table:style-name="ce29">
            <text:p><text:s text:c="3"/>107.05</text:p>
          </table:table-cell>
          <table:table-cell office:value-type="float" office:value="62.653818960264765" table:style-name="ce29">
            <text:p><text:s text:c="3"/>62.65</text:p>
          </table:table-cell>
          <table:table-cell office:value-type="float" office:value="2.66" table:style-name="ce29">
            <text:p><text:s text:c="3"/>2.66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17">
            <text:p>花蓮縣</text:p>
          </table:table-cell>
          <table:table-cell office:value-type="float" office:value="4628.5713999999998" table:style-name="ce116">
            <text:p><text:s text:c="3"/>4,628.5714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3591" table:style-name="ce113">
            <text:p><text:s text:c="3"/>3,591</text:p>
          </table:table-cell>
          <table:table-cell office:value-type="float" office:value="125523" table:style-name="ce113">
            <text:p><text:s text:c="3"/>125,523</text:p>
          </table:table-cell>
          <table:table-cell office:value-type="float" office:value="330343" table:style-name="ce114">
            <text:p><text:s text:c="3"/>330,343</text:p>
          </table:table-cell>
          <table:table-cell office:value-type="float" office:value="167947" table:style-name="ce113">
            <text:p><text:s text:c="3"/>167,947</text:p>
          </table:table-cell>
          <table:table-cell office:value-type="float" office:value="162396" table:style-name="ce113">
            <text:p><text:s text:c="3"/>162,396</text:p>
          </table:table-cell>
          <table:table-cell office:value-type="float" office:value="103.42" table:style-name="ce29">
            <text:p><text:s text:c="3"/>103.42</text:p>
          </table:table-cell>
          <table:table-cell office:value-type="float" office:value="71.370401675125933" table:style-name="ce29">
            <text:p><text:s text:c="3"/>71.37</text:p>
          </table:table-cell>
          <table:table-cell office:value-type="float" office:value="2.63" table:style-name="ce29">
            <text:p><text:s text:c="3"/>2.63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17">
            <text:p>澎湖縣</text:p>
          </table:table-cell>
          <table:table-cell office:value-type="float" office:value="126.86409999999999" table:style-name="ce116">
            <text:p><text:s text:c="3"/>126.8641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1391" table:style-name="ce113">
            <text:p><text:s text:c="3"/>1,391</text:p>
          </table:table-cell>
          <table:table-cell office:value-type="float" office:value="39431" table:style-name="ce113">
            <text:p><text:s text:c="3"/>39,431</text:p>
          </table:table-cell>
          <table:table-cell office:value-type="float" office:value="103385" table:style-name="ce114">
            <text:p><text:s text:c="3"/>103,385</text:p>
          </table:table-cell>
          <table:table-cell office:value-type="float" office:value="53264" table:style-name="ce113">
            <text:p><text:s text:c="3"/>53,264</text:p>
          </table:table-cell>
          <table:table-cell office:value-type="float" office:value="50121" table:style-name="ce113">
            <text:p><text:s text:c="3"/>50,121</text:p>
          </table:table-cell>
          <table:table-cell office:value-type="float" office:value="106.27" table:style-name="ce29">
            <text:p><text:s text:c="3"/>106.27</text:p>
          </table:table-cell>
          <table:table-cell office:value-type="float" office:value="814.92715433286492" table:style-name="ce29">
            <text:p><text:s text:c="3"/>814.93</text:p>
          </table:table-cell>
          <table:table-cell office:value-type="float" office:value="2.62" table:style-name="ce29">
            <text:p><text:s text:c="3"/>2.62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1">
          <table:table-cell office:value-type="string" table:style-name="ce117">
            <text:p>基隆市</text:p>
          </table:table-cell>
          <table:table-cell office:value-type="float" office:value="132.75890000000001" table:style-name="ce116">
            <text:p><text:s text:c="3"/>132.7589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157" table:style-name="ce113">
            <text:p><text:s text:c="3"/>157</text:p>
          </table:table-cell>
          <table:table-cell office:value-type="float" office:value="3310" table:style-name="ce113">
            <text:p><text:s text:c="3"/>3,310</text:p>
          </table:table-cell>
          <table:table-cell office:value-type="float" office:value="152202" table:style-name="ce113">
            <text:p><text:s text:c="3"/>152,202</text:p>
          </table:table-cell>
          <table:table-cell office:value-type="float" office:value="372086" table:style-name="ce114">
            <text:p><text:s text:c="3"/>372,086</text:p>
          </table:table-cell>
          <table:table-cell office:value-type="float" office:value="186370" table:style-name="ce113">
            <text:p><text:s text:c="3"/>186,370</text:p>
          </table:table-cell>
          <table:table-cell office:value-type="float" office:value="185716" table:style-name="ce113">
            <text:p><text:s text:c="3"/>185,716</text:p>
          </table:table-cell>
          <table:table-cell office:value-type="float" office:value="100.35" table:style-name="ce29">
            <text:p><text:s text:c="3"/>100.35</text:p>
          </table:table-cell>
          <table:table-cell office:value-type="float" office:value="2802.7198176544093" table:style-name="ce29">
            <text:p><text:s text:c="3"/>2,802.72</text:p>
          </table:table-cell>
          <table:table-cell office:value-type="float" office:value="2.44" table:style-name="ce29">
            <text:p><text:s text:c="3"/>2.44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17">
            <text:p>新竹市</text:p>
          </table:table-cell>
          <table:table-cell office:value-type="float" office:value="104.15260000000001" table:style-name="ce116">
            <text:p><text:s text:c="3"/>104.1526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2186" table:style-name="ce113">
            <text:p><text:s text:c="3"/>2,186</text:p>
          </table:table-cell>
          <table:table-cell office:value-type="float" office:value="161174" table:style-name="ce113">
            <text:p><text:s text:c="3"/>161,174</text:p>
          </table:table-cell>
          <table:table-cell office:value-type="float" office:value="438524" table:style-name="ce114">
            <text:p><text:s text:c="3"/>438,524</text:p>
          </table:table-cell>
          <table:table-cell office:value-type="float" office:value="216669" table:style-name="ce113">
            <text:p><text:s text:c="3"/>216,669</text:p>
          </table:table-cell>
          <table:table-cell office:value-type="float" office:value="221855" table:style-name="ce113">
            <text:p><text:s text:c="3"/>221,855</text:p>
          </table:table-cell>
          <table:table-cell office:value-type="float" office:value="97.66" table:style-name="ce29">
            <text:p><text:s text:c="3"/>97.66</text:p>
          </table:table-cell>
          <table:table-cell office:value-type="float" office:value="4210.3989722772158" table:style-name="ce29">
            <text:p><text:s text:c="3"/>4,210.40</text:p>
          </table:table-cell>
          <table:table-cell office:value-type="float" office:value="2.72" table:style-name="ce29">
            <text:p><text:s text:c="3"/>2.72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17">
            <text:p>嘉義市</text:p>
          </table:table-cell>
          <table:table-cell office:value-type="float" office:value="60.025599999999997" table:style-name="ce116">
            <text:p><text:s text:c="3"/>60.0256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1382" table:style-name="ce113">
            <text:p><text:s text:c="3"/>1,382</text:p>
          </table:table-cell>
          <table:table-cell office:value-type="float" office:value="99170" table:style-name="ce113">
            <text:p><text:s text:c="3"/>99,170</text:p>
          </table:table-cell>
          <table:table-cell office:value-type="float" office:value="269949" table:style-name="ce114">
            <text:p><text:s text:c="3"/>269,949</text:p>
          </table:table-cell>
          <table:table-cell office:value-type="float" office:value="131368" table:style-name="ce113">
            <text:p><text:s text:c="3"/>131,368</text:p>
          </table:table-cell>
          <table:table-cell office:value-type="float" office:value="138581" table:style-name="ce113">
            <text:p><text:s text:c="3"/>138,581</text:p>
          </table:table-cell>
          <table:table-cell office:value-type="float" office:value="94.8" table:style-name="ce29">
            <text:p><text:s text:c="3"/>94.80</text:p>
          </table:table-cell>
          <table:table-cell office:value-type="float" office:value="4497.2311813626193" table:style-name="ce29">
            <text:p><text:s text:c="3"/>4,497.23</text:p>
          </table:table-cell>
          <table:table-cell office:value-type="float" office:value="2.72" table:style-name="ce29">
            <text:p><text:s text:c="3"/>2.72</text:p>
          </table:table-cell>
          <table:table-cell table:style-name="ce12"/>
          <table:table-cell table:style-name="ce126"/>
          <table:table-cell table:style-name="ce110"/>
          <table:table-cell table:style-name="ce125"/>
          <table:table-cell table:style-name="ce12"/>
          <table:table-cell table:number-columns-repeated="16367" table:style-name="ce1"/>
        </table:table-row>
        <table:table-row table:style-name="ro22">
          <table:table-cell office:value-type="string" table:style-name="ce124">
            <text:p>福建省</text:p>
          </table:table-cell>
          <table:table-cell office:value-type="float" office:value="180.45600000000002" table:style-name="ce123">
            <text:p><text:s text:c="3"/>180.4560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59" table:style-name="ce121">
            <text:p><text:s text:c="3"/>59</text:p>
          </table:table-cell>
          <table:table-cell office:value-type="float" office:value="903" table:style-name="ce121">
            <text:p><text:s text:c="3"/>903</text:p>
          </table:table-cell>
          <table:table-cell office:value-type="float" office:value="42187" table:style-name="ce121">
            <text:p><text:s text:c="3"/>42,187</text:p>
          </table:table-cell>
          <table:table-cell office:value-type="float" office:value="148127" table:style-name="ce64">
            <text:p><text:s text:c="3"/>148,127</text:p>
          </table:table-cell>
          <table:table-cell office:value-type="float" office:value="74908" table:style-name="ce121">
            <text:p><text:s text:c="3"/>74,908</text:p>
          </table:table-cell>
          <table:table-cell office:value-type="float" office:value="73219" table:style-name="ce121">
            <text:p><text:s text:c="3"/>73,219</text:p>
          </table:table-cell>
          <table:table-cell office:value-type="float" office:value="102.31" table:style-name="ce61">
            <text:p><text:s text:c="3"/>102.31</text:p>
          </table:table-cell>
          <table:table-cell office:value-type="float" office:value="820.84829542935665" table:style-name="ce61">
            <text:p><text:s text:c="3"/>820.85</text:p>
          </table:table-cell>
          <table:table-cell office:value-type="float" office:value="3.51" table:style-name="ce61">
            <text:p><text:s text:c="3"/>3.51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17">
            <text:p>金門縣</text:p>
          </table:table-cell>
          <table:table-cell office:value-type="float" office:value="151.65600000000001" table:style-name="ce116">
            <text:p><text:s text:c="3"/>151.6560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767" table:style-name="ce113">
            <text:p><text:s text:c="3"/>767</text:p>
          </table:table-cell>
          <table:table-cell office:value-type="float" office:value="39448" table:style-name="ce113">
            <text:p><text:s text:c="3"/>39,448</text:p>
          </table:table-cell>
          <table:table-cell office:value-type="float" office:value="135440" table:style-name="ce114">
            <text:p><text:s text:c="3"/>135,440</text:p>
          </table:table-cell>
          <table:table-cell office:value-type="float" office:value="67674" table:style-name="ce113">
            <text:p><text:s text:c="3"/>67,674</text:p>
          </table:table-cell>
          <table:table-cell office:value-type="float" office:value="67766" table:style-name="ce113">
            <text:p><text:s text:c="3"/>67,766</text:p>
          </table:table-cell>
          <table:table-cell office:value-type="float" office:value="99.86" table:style-name="ce29">
            <text:p><text:s text:c="3"/>99.86</text:p>
          </table:table-cell>
          <table:table-cell office:value-type="float" office:value="893.0737985968243" table:style-name="ce29">
            <text:p><text:s text:c="3"/>893.07</text:p>
          </table:table-cell>
          <table:table-cell office:value-type="float" office:value="3.43" table:style-name="ce29">
            <text:p><text:s text:c="3"/>3.43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17">
            <text:p>連江縣</text:p>
          </table:table-cell>
          <table:table-cell office:value-type="float" office:value="28.8" table:style-name="ce116">
            <text:p><text:s text:c="3"/>28.8000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136" table:style-name="ce113">
            <text:p><text:s text:c="3"/>136</text:p>
          </table:table-cell>
          <table:table-cell office:value-type="float" office:value="2739" table:style-name="ce113">
            <text:p><text:s text:c="3"/>2,739</text:p>
          </table:table-cell>
          <table:table-cell office:value-type="float" office:value="12687" table:style-name="ce114">
            <text:p><text:s text:c="3"/>12,687</text:p>
          </table:table-cell>
          <table:table-cell office:value-type="float" office:value="7234" table:style-name="ce113">
            <text:p><text:s text:c="3"/>7,234</text:p>
          </table:table-cell>
          <table:table-cell office:value-type="float" office:value="5453" table:style-name="ce113">
            <text:p><text:s text:c="3"/>5,453</text:p>
          </table:table-cell>
          <table:table-cell office:value-type="float" office:value="132.66" table:style-name="ce29">
            <text:p><text:s text:c="3"/>132.66</text:p>
          </table:table-cell>
          <table:table-cell office:value-type="float" office:value="440.52083333333331" table:style-name="ce29">
            <text:p><text:s text:c="3"/>440.52</text:p>
          </table:table-cell>
          <table:table-cell office:value-type="float" office:value="4.63" table:style-name="ce29">
            <text:p><text:s text:c="3"/>4.63</text:p>
          </table:table-cell>
          <table:table-cell table:style-name="ce12"/>
          <table:table-cell table:style-name="ce111"/>
          <table:table-cell table:style-name="ce110"/>
          <table:table-cell table:style-name="ce112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08">
            <text:p>東沙群島</text:p>
          </table:table-cell>
          <table:table-cell office:value-type="float" office:value="2.38" table:style-name="ce107">
            <text:p><text:s text:c="3"/>2.3800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8">
            <text:p>南沙群島</text:p>
          </table:table-cell>
          <table:table-cell office:value-type="float" office:value="0.50449999999999995" table:style-name="ce107">
            <text:p><text:s text:c="3"/>0.5045</text:p>
          </table:table-cell>
          <table:table-cell office:value-type="string" table:style-name="ce106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table:number-columns-repeated="16372" table:style-name="ce1"/>
        </table:table-row>
        <table:table-row table:style-name="ro26">
          <table:table-cell table:style-name="ce104"/>
          <table:table-cell table:style-name="ce103"/>
          <table:table-cell table:style-name="ce102"/>
          <table:table-cell table:number-columns-repeated="3" table:style-name="ce100"/>
          <table:table-cell table:style-name="ce101"/>
          <table:table-cell table:number-columns-repeated="2" table:style-name="ce100"/>
          <table:table-cell table:number-columns-repeated="2" table:style-name="ce99"/>
          <table:table-cell table:style-name="ce98"/>
          <table:table-cell table:number-columns-repeated="244" table:style-name="ce12"/>
          <table:table-cell table:number-columns-repeated="16128" table:style-name="ce97"/>
        </table:table-row>
        <table:table-row table:style-name="ro24">
          <table:table-cell office:value-type="string" table:style-name="ce10">
            <text:p><text:span text:style-name="T3"><text:s/></text:span><text:span text:style-name="T1">說明：1.本表村里數及鄰數係指設有戶籍之戶籍登記資料，非行政區域資料。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96"/>
          <table:table-cell table:style-name="ce18"/>
          <table:table-cell office:value-type="string" table:style-name="ce95">
            <text:p>內政部戶政司 民國106年5月3日編製</text:p>
          </table:table-cell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2.96年12月起，我國土地面積增列東沙群島<text:span text:style-name="T1">東沙島(2.38平方公里)及南沙群島太平島(0.4896平方公里)，由高雄市代管；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4"/>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3.104年12月南沙太平島交通基礎整建工程竣工，增加面積0.0149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style-name="ro17">
          <table:table-cell table:style-name="ce11"/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27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number-rows-repeated="1048536" table:style-name="ro17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60" table:style-name="ta3">
        <table:table-source xlink:href="file:///D:/0662/A.上網月報(含1科)/106年/10604/新表號02,07~11-連結(公式)檔106.4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RCRP0C1D0" table:style-name="ta3">
        <table:table-source xlink:href="file:///D:/0662/A.上網月報(含1科)/106年/10604/新表號02,07~11-連結(公式)檔106.4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RCRP0C1E0" table:style-name="ta3">
        <table:table-source xlink:href="file:///D:/0662/A.上網月報(含1科)/106年/10604/新表號02,07~11-連結(公式)檔106.4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7出生-年月別" table:style-name="ta3">
        <table:table-source xlink:href="file:///D:/0662/A.上網月報(含1科)/106年/10604/新表號02,07~11-連結(公式)檔106.4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7-縣市別" table:style-name="ta3">
        <table:table-source xlink:href="file:///D:/0662/A.上網月報(含1科)/106年/10604/新表號02,07~11-連結(公式)檔106.4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8結婚-年月別_+計" table:style-name="ta3">
        <table:table-source xlink:href="file:///D:/0662/A.上網月報(含1科)/106年/10604/新表號02,07~11-連結(公式)檔106.4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8-縣市別+計" table:style-name="ta3">
        <table:table-source xlink:href="file:///D:/0662/A.上網月報(含1科)/106年/10604/新表號02,07~11-連結(公式)檔106.4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8-設籍情形+計" table:style-name="ta3">
        <table:table-source xlink:href="file:///D:/0662/A.上網月報(含1科)/106年/10604/新表號02,07~11-連結(公式)檔106.4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9離婚-年月別+計" table:style-name="ta3">
        <table:table-source xlink:href="file:///D:/0662/A.上網月報(含1科)/106年/10604/新表號02,07~11-連結(公式)檔106.4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9縣市別_+計" table:style-name="ta3">
        <table:table-source xlink:href="file:///D:/0662/A.上網月報(含1科)/106年/10604/新表號02,07~11-連結(公式)檔106.4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9設籍情形+計" table:style-name="ta3">
        <table:table-source xlink:href="file:///D:/0662/A.上網月報(含1科)/106年/10604/新表號02,07~11-連結(公式)檔106.4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0戶籍登記-年月別" table:style-name="ta3">
        <table:table-source xlink:href="file:///D:/0662/A.上網月報(含1科)/106年/10604/新表號02,07~11-連結(公式)檔106.4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0縣市別" table:style-name="ta3">
        <table:table-source xlink:href="file:///D:/0662/A.上網月報(含1科)/106年/10604/新表號02,07~11-連結(公式)檔106.4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1遷徙" table:style-name="ta3">
        <table:table-source xlink:href="file:///D:/0662/A.上網月報(含1科)/106年/10604/新表號02,07~11-連結(公式)檔106.4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">
      <number:number number:decimal-places="2" number:min-integer-digits="1"/>
      <number:text> </number:text>
    </number:number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－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4" number:min-integer-digits="1" number:grouping="true"/>
    </number:number-style>
    <number:number-style style:name="N54P1">
      <number:text>－</number:text>
      <number:number number:decimal-places="4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     －</number:text>
      <number:number number:decimal-places="2" number:min-integer-digits="1" number:grouping="true"/>
    </number:number-style>
    <number:text-style style:name="N55">
      <number:text>0.00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7">
      <number:text>— </number:text>
      <style:map style:condition="value()&gt;0" style:apply-style-name="N57P0"/>
      <style:map style:condition="value()&lt;0" style:apply-style-name="N57P1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8P2">
      <number:text> - </number:text>
    </number:text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8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5-03T07:50:54Z</meta:creation-date>
    <dc:date>2017-05-03T07:51:54Z</dc:date>
  </office:meta>
</office:document-meta>
</file>